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61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6.653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3.357cm"/>
    </style:style>
    <style:style style:name="co9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13.788cm"/>
    </style:style>
    <style:style style:name="co11" style:family="table-column">
      <style:table-column-properties fo:break-before="auto" style:column-width="6.735cm"/>
    </style:style>
    <style:style style:name="co12" style:family="table-column">
      <style:table-column-properties fo:break-before="auto" style:column-width="5.563cm"/>
    </style:style>
    <style:style style:name="co13" style:family="table-column">
      <style:table-column-properties fo:break-before="auto" style:column-width="6.68cm"/>
    </style:style>
    <style:style style:name="co14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3.549cm"/>
    </style:style>
    <style:style style:name="co16" style:family="table-column">
      <style:table-column-properties fo:break-before="auto" style:column-width="2.133cm"/>
    </style:style>
    <style:style style:name="co17" style:family="table-column">
      <style:table-column-properties fo:break-before="auto" style:column-width="3.821cm"/>
    </style:style>
    <style:style style:name="co18" style:family="table-column">
      <style:table-column-properties fo:break-before="auto" style:column-width="7.632cm"/>
    </style:style>
    <style:style style:name="co19" style:family="table-column">
      <style:table-column-properties fo:break-before="auto" style:column-width="2.023cm"/>
    </style:style>
    <style:style style:name="co20" style:family="table-column">
      <style:table-column-properties fo:break-before="auto" style:column-width="7.687cm"/>
    </style:style>
    <style:style style:name="co21" style:family="table-column">
      <style:table-column-properties fo:break-before="auto" style:column-width="1.397cm"/>
    </style:style>
    <style:style style:name="co22" style:family="table-column">
      <style:table-column-properties fo:break-before="auto" style:column-width="1.178cm"/>
    </style:style>
    <style:style style:name="co23" style:family="table-column">
      <style:table-column-properties fo:break-before="auto" style:column-width="1.369cm"/>
    </style:style>
    <style:style style:name="co24" style:family="table-column">
      <style:table-column-properties fo:break-before="auto" style:column-width="6.08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number-columns-repeated="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6" table:visibility="collapse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number-columns-repeated="2" table:default-cell-style-name="Default"/>
        <table:table-column table:style-name="co16" table:visibility="collapse" table:number-columns-repeated="2" table:default-cell-style-name="Default"/>
        <table:table-column table:style-name="co19" table:default-cell-style-name="ce1"/>
        <table:table-column table:style-name="co20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3" table:visibility="collapse" table:default-cell-style-name="Default"/>
        <table:table-column table:style-name="co23" table:visibility="collapse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hanged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incomeInstrument</text:p>
          </table:table-cell>
          <table:table-cell office:value-type="string" calcext:value-type="string">
            <text:p>incomeAccount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outcomeInstrument</text:p>
          </table:table-cell>
          <table:table-cell office:value-type="string" calcext:value-type="string">
            <text:p>outcomeAccount</text:p>
          </table:table-cell>
          <table:table-cell office:value-type="string" calcext:value-type="string">
            <text:p>outcom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merchant</text:p>
          </table:table-cell>
          <table:table-cell office:value-type="string" calcext:value-type="string">
            <text:p>payee</text:p>
          </table:table-cell>
          <table:table-cell office:value-type="string" calcext:value-type="string">
            <text:p>reminderMarker</text:p>
          </table:table-cell>
          <table:table-cell office:value-type="string" calcext:value-type="string">
            <text:p>opIncome</text:p>
          </table:table-cell>
          <table:table-cell office:value-type="string" calcext:value-type="string">
            <text:p>opIncomeInstrument</text:p>
          </table:table-cell>
          <table:table-cell office:value-type="string" calcext:value-type="string">
            <text:p>opOutcome</text:p>
          </table:table-cell>
          <table:table-cell office:value-type="string" calcext:value-type="string">
            <text:p>opOutcomeInstrument</text:p>
          </table:table-cell>
          <table:table-cell office:value-type="string" calcext:value-type="string">
            <text:p>incomeBankID</text:p>
          </table:table-cell>
          <table:table-cell office:value-type="string" calcext:value-type="string">
            <text:p>outcomeBankI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riginalPayee</text:p>
          </table:table-cell>
          <table:table-cell office:value-type="string" calcext:value-type="string">
            <text:p>viewed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qrCod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comment</text:p>
          </table:table-cell>
        </table:table-row>
        <table:table-row table:style-name="ro1" table:visibility="filter">
          <table:table-cell office:value-type="string" calcext:value-type="string">
            <text:p>7e7b1a87-0925-44ce-b463-af8df450db11</text:p>
          </table:table-cell>
          <table:table-cell office:value-type="float" office:value="1671623279" calcext:value-type="float">
            <text:p>1671623279</text:p>
          </table:table-cell>
          <table:table-cell office:value-type="float" office:value="1665412056" calcext:value-type="float">
            <text:p>166541205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Елена Владимировна Д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47659884034</text:p>
          </table:table-cell>
          <table:table-cell table:number-columns-repeated="2"/>
          <table:table-cell office:value-type="string" calcext:value-type="string">
            <text:p>2022-10-10</text:p>
          </table:table-cell>
          <table:table-cell office:value-type="string" calcext:value-type="string">
            <text:p>Елена Владимировна Д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e8cb8d98-f401-433f-9b0d-f20e7fa615b2</text:p>
          </table:table-cell>
          <table:table-cell office:value-type="float" office:value="1671538582" calcext:value-type="float">
            <text:p>1671538582</text:p>
          </table:table-cell>
          <table:table-cell office:value-type="float" office:value="1667216185" calcext:value-type="float">
            <text:p>166721618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700" calcext:value-type="float">
            <text:p>2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Наталья Валентиновна С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48953703596</text:p>
          </table:table-cell>
          <table:table-cell table:number-columns-repeated="3"/>
          <table:table-cell office:value-type="string" calcext:value-type="string">
            <text:p>2022-10-31</text:p>
          </table:table-cell>
          <table:table-cell office:value-type="string" calcext:value-type="string">
            <text:p>Наталья Валентиновна С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9610a517-022b-46c0-9531-44e7d72fcbcf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484209" calcext:value-type="float">
            <text:p>166948420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['3621029e-fccc-41db-8513-1ef3d3ac4913']</text:p>
          </table:table-cell>
          <table:table-cell/>
          <table:table-cell office:value-type="string" calcext:value-type="string">
            <text:p>Ольга Михайловна М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527711108</text:p>
          </table:table-cell>
          <table:table-cell table:number-columns-repeated="2"/>
          <table:table-cell office:value-type="string" calcext:value-type="string">
            <text:p>2022-11-26</text:p>
          </table:table-cell>
          <table:table-cell office:value-type="string" calcext:value-type="string">
            <text:p>Ольга Михайловна М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a969ea20-8c26-4144-a8dc-e65d5f419fd2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485253" calcext:value-type="float">
            <text:p>1669485253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Геннадий Гаврилович К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528381448</text:p>
          </table:table-cell>
          <table:table-cell table:number-columns-repeated="2"/>
          <table:table-cell office:value-type="string" calcext:value-type="string">
            <text:p>2022-11-26</text:p>
          </table:table-cell>
          <table:table-cell office:value-type="string" calcext:value-type="string">
            <text:p>Геннадий Гаврилович К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ac3431cd-8805-44fe-8607-8c95a19805b4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492635" calcext:value-type="float">
            <text:p>166949263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Роман Сергеевич Р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0559816447</text:p>
          </table:table-cell>
          <table:table-cell table:number-columns-repeated="3"/>
          <table:table-cell office:value-type="string" calcext:value-type="string">
            <text:p>2022-11-26</text:p>
          </table:table-cell>
          <table:table-cell office:value-type="string" calcext:value-type="string">
            <text:p>Роман Сергеевич Р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0fc69f3e-a48c-4205-ad5a-a43dc63bbffa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530602" calcext:value-type="float">
            <text:p>166953060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770" calcext:value-type="float">
            <text:p>1770</text:p>
          </table:table-cell>
          <table:table-cell table:number-columns-repeated="2"/>
          <table:table-cell office:value-type="string" calcext:value-type="string">
            <text:p>Светлана Николаевна Л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540535699</text:p>
          </table:table-cell>
          <table:table-cell table:number-columns-repeated="2"/>
          <table:table-cell office:value-type="string" calcext:value-type="string">
            <text:p>2022-11-27</text:p>
          </table:table-cell>
          <table:table-cell office:value-type="string" calcext:value-type="string">
            <text:p>Светлана Николаевна Л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7842505f-e4d5-4e21-b1ff-f0136b7759ac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536449" calcext:value-type="float">
            <text:p>166953644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Анна Андреевна П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0559816462</text:p>
          </table:table-cell>
          <table:table-cell table:number-columns-repeated="3"/>
          <table:table-cell office:value-type="string" calcext:value-type="string">
            <text:p>2022-11-27</text:p>
          </table:table-cell>
          <table:table-cell office:value-type="string" calcext:value-type="string">
            <text:p>Анна Андреевна П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64c6e440-2c8e-4aca-b8a1-37da2ef40611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551335" calcext:value-type="float">
            <text:p>166955133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488" calcext:value-type="float">
            <text:p>2488</text:p>
          </table:table-cell>
          <table:table-cell office:value-type="string" calcext:value-type="string">
            <text:p>['a7e4bc52-4acf-4e61-b645-999653515990']</text:p>
          </table:table-cell>
          <table:table-cell office:value-type="string" calcext:value-type="string">
            <text:p>64abd7d9-5820-473c-b4a5-c07fd063098c</text:p>
          </table:table-cell>
          <table:table-cell office:value-type="string" calcext:value-type="string">
            <text:p>МГТС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559872448</text:p>
          </table:table-cell>
          <table:table-cell table:number-columns-repeated="2"/>
          <table:table-cell office:value-type="string" calcext:value-type="string">
            <text:p>2022-11-27</text:p>
          </table:table-cell>
          <table:table-cell office:value-type="string" calcext:value-type="string">
            <text:p>МГТС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Оплата услуг</text:p>
          </table:table-cell>
        </table:table-row>
        <table:table-row table:style-name="ro1" table:visibility="filter">
          <table:table-cell office:value-type="string" calcext:value-type="string">
            <text:p>c7de07b5-9f6a-4146-9ac7-84c00227a747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537496" calcext:value-type="float">
            <text:p>166953749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bafa83ab-6dc0-4622-8983-255a55aadd4e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0559816470</text:p>
          </table:table-cell>
          <table:table-cell table:number-columns-repeated="3"/>
          <table:table-cell office:value-type="string" calcext:value-type="string">
            <text:p>2022-11-27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Тинькофф Банк</text:p>
          </table:table-cell>
        </table:table-row>
        <table:table-row table:style-name="ro1" table:visibility="filter">
          <table:table-cell office:value-type="string" calcext:value-type="string">
            <text:p>58f0f642-98ea-40c5-9e5b-4f4b7bd99ccf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548129" calcext:value-type="float">
            <text:p>166954812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Андрей Л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tinkoff][reg]-36289454725</text:p>
          </table:table-cell>
          <table:table-cell table:number-columns-repeated="3"/>
          <table:table-cell office:value-type="string" calcext:value-type="string">
            <text:p>2022-11-27</text:p>
          </table:table-cell>
          <table:table-cell office:value-type="string" calcext:value-type="string">
            <text:p>Андрей Л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c148ac83-da4d-4b06-865b-59b2bf2ee03f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657789" calcext:value-type="float">
            <text:p>166965778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Роман Сергеевич Р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0732298350</text:p>
          </table:table-cell>
          <table:table-cell table:number-columns-repeated="3"/>
          <table:table-cell office:value-type="string" calcext:value-type="string">
            <text:p>2022-11-28</text:p>
          </table:table-cell>
          <table:table-cell office:value-type="string" calcext:value-type="string">
            <text:p>Роман Сергеевич Р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bf363654-e6e6-4163-9071-f507f5add470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640590" calcext:value-type="float">
            <text:p>166964059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Роман Валерьевич К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620223731</text:p>
          </table:table-cell>
          <table:table-cell table:number-columns-repeated="2"/>
          <table:table-cell office:value-type="string" calcext:value-type="string">
            <text:p>2022-11-28</text:p>
          </table:table-cell>
          <table:table-cell office:value-type="string" calcext:value-type="string">
            <text:p>Роман Валерьевич К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a23abb1e-d3ec-44f3-ad03-c360eb023dad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642957" calcext:value-type="float">
            <text:p>166964295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Каролина Валерьевна А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622842244</text:p>
          </table:table-cell>
          <table:table-cell table:number-columns-repeated="2"/>
          <table:table-cell office:value-type="string" calcext:value-type="string">
            <text:p>2022-11-28</text:p>
          </table:table-cell>
          <table:table-cell office:value-type="string" calcext:value-type="string">
            <text:p>Каролина Валерьевна А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60fd2e00-4b92-41d1-a10c-98c4de3015f4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625532" calcext:value-type="float">
            <text:p>166962553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string" calcext:value-type="string">
            <text:p>164.96</text:p>
          </table:table-cell>
          <table:table-cell office:value-type="string" calcext:value-type="string">
            <text:p>['c6e2fa8b-7bfc-4392-8d86-2ad5c986d131']</text:p>
          </table:table-cell>
          <table:table-cell/>
          <table:table-cell office:value-type="string" calcext:value-type="string">
            <text:p>Мейликан Тургунбаевна 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602800078</text:p>
          </table:table-cell>
          <table:table-cell table:number-columns-repeated="2"/>
          <table:table-cell office:value-type="string" calcext:value-type="string">
            <text:p>2022-11-28</text:p>
          </table:table-cell>
          <table:table-cell office:value-type="string" calcext:value-type="string">
            <text:p>Мейликан Тургунбаевна Т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fb8c711d-c394-4712-90a9-16b7cbd85799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625595" calcext:value-type="float">
            <text:p>166962559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string" calcext:value-type="string">
            <text:p>502.68</text:p>
          </table:table-cell>
          <table:table-cell office:value-type="string" calcext:value-type="string">
            <text:p>['3621029e-fccc-41db-8513-1ef3d3ac4913']</text:p>
          </table:table-cell>
          <table:table-cell/>
          <table:table-cell office:value-type="string" calcext:value-type="string">
            <text:p>Юлия Викторовна С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602869851</text:p>
          </table:table-cell>
          <table:table-cell table:number-columns-repeated="2"/>
          <table:table-cell office:value-type="string" calcext:value-type="string">
            <text:p>2022-11-28</text:p>
          </table:table-cell>
          <table:table-cell office:value-type="string" calcext:value-type="string">
            <text:p>Юлия Викторовна С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380d8a4f-a65b-463d-b7ea-ee567df70505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665704" calcext:value-type="float">
            <text:p>166966570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Speciality Services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6364020415</text:p>
          </table:table-cell>
          <table:table-cell table:number-columns-repeated="2"/>
          <table:table-cell office:value-type="string" calcext:value-type="string">
            <text:p>2022-11-28</text:p>
          </table:table-cell>
          <table:table-cell office:value-type="string" calcext:value-type="string">
            <text:p>Speciality Servic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d571df1b-aab5-4336-9fd5-935e943ec231</text:p>
          </table:table-cell>
          <table:table-cell office:value-type="float" office:value="1670672842" calcext:value-type="float">
            <text:p>1670672842</text:p>
          </table:table-cell>
          <table:table-cell office:value-type="float" office:value="1669717007" calcext:value-type="float">
            <text:p>166971700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Алексей Игоревич Л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0732298370</text:p>
          </table:table-cell>
          <table:table-cell table:number-columns-repeated="3"/>
          <table:table-cell office:value-type="string" calcext:value-type="string">
            <text:p>2022-11-29</text:p>
          </table:table-cell>
          <table:table-cell office:value-type="string" calcext:value-type="string">
            <text:p>Алексей Игоревич Л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52f0730b-f09b-40e6-94fd-a97a006771de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709761" calcext:value-type="float">
            <text:p>1669709761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700" calcext:value-type="float">
            <text:p>2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c07b5caa-9ca0-479e-9ae5-de84ca5a9be9']</text:p>
          </table:table-cell>
          <table:table-cell/>
          <table:table-cell office:value-type="string" calcext:value-type="string">
            <text:p>Дмитрий Михайлович Я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0732298357</text:p>
          </table:table-cell>
          <table:table-cell table:number-columns-repeated="3"/>
          <table:table-cell office:value-type="string" calcext:value-type="string">
            <text:p>2022-11-29</text:p>
          </table:table-cell>
          <table:table-cell office:value-type="string" calcext:value-type="string">
            <text:p>Дмитрий Михайлович Я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ce9c47b0-ef35-4f99-a827-75056d4c0f9f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718150" calcext:value-type="float">
            <text:p>166971815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office:value-type="string" calcext:value-type="string">
            <text:p>Айша Мансуровна Б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671603296</text:p>
          </table:table-cell>
          <table:table-cell table:number-columns-repeated="2"/>
          <table:table-cell office:value-type="string" calcext:value-type="string">
            <text:p>2022-11-29</text:p>
          </table:table-cell>
          <table:table-cell office:value-type="string" calcext:value-type="string">
            <text:p>Айша Мансуровна Б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89091b92-d221-4272-9584-8b94ddbec5f9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804220" calcext:value-type="float">
            <text:p>166980422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18b79c-6bc2-41fb-bc07-fc48b352a77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18b79c-6bc2-41fb-bc07-fc48b352a77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['0bb1c365-57f9-4de5-8b93-224cde28644f']</text:p>
          </table:table-cell>
          <table:table-cell/>
          <table:table-cell office:value-type="string" calcext:value-type="string">
            <text:p>Shkolagranya.getcourse.ru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yandex-money][reg]-723119420600965096</text:p>
          </table:table-cell>
          <table:table-cell table:number-columns-repeated="2"/>
          <table:table-cell office:value-type="string" calcext:value-type="string">
            <text:p>2022-11-30</text:p>
          </table:table-cell>
          <table:table-cell office:value-type="string" calcext:value-type="string">
            <text:p>Shkolagranya.getcourse.ru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49f4c1d7-7f4f-45e4-9709-65f64a5b4366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816230" calcext:value-type="float">
            <text:p>166981623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Роман Сергеевич Р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750484708</text:p>
          </table:table-cell>
          <table:table-cell table:number-columns-repeated="2"/>
          <table:table-cell office:value-type="string" calcext:value-type="string">
            <text:p>2022-11-30</text:p>
          </table:table-cell>
          <table:table-cell office:value-type="string" calcext:value-type="string">
            <text:p>Роман Сергеевич Р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df8c7bec-56c2-4227-97a7-638fbfb32ae5</text:p>
          </table:table-cell>
          <table:table-cell office:value-type="float" office:value="1670090935" calcext:value-type="float">
            <text:p>1670090935</text:p>
          </table:table-cell>
          <table:table-cell office:value-type="float" office:value="1669803769" calcext:value-type="float">
            <text:p>166980376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Виктория Александровна П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0735483024</text:p>
          </table:table-cell>
          <table:table-cell table:number-columns-repeated="3"/>
          <table:table-cell office:value-type="string" calcext:value-type="string">
            <text:p>2022-11-30</text:p>
          </table:table-cell>
          <table:table-cell office:value-type="string" calcext:value-type="string">
            <text:p>Виктория Александровна П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2fb6f9fc-af1e-4f4a-8f7e-a91924cde428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814493" calcext:value-type="float">
            <text:p>1669814493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['c6e2fa8b-7bfc-4392-8d86-2ad5c986d131']</text:p>
          </table:table-cell>
          <table:table-cell/>
          <table:table-cell office:value-type="string" calcext:value-type="string">
            <text:p>Мейликан Тургунбаевна 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748374915</text:p>
          </table:table-cell>
          <table:table-cell table:number-columns-repeated="2"/>
          <table:table-cell office:value-type="string" calcext:value-type="string">
            <text:p>2022-11-30</text:p>
          </table:table-cell>
          <table:table-cell office:value-type="string" calcext:value-type="string">
            <text:p>Мейликан Тургунбаевна Т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d59dc854-2a42-40c0-bcd0-142e3542dd59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832937" calcext:value-type="float">
            <text:p>166983293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0799528933</text:p>
          </table:table-cell>
          <table:table-cell table:number-columns-repeated="3"/>
          <table:table-cell office:value-type="string" calcext:value-type="string">
            <text:p>2022-11-3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ca63bc1d-0e9f-4b8f-9a41-91e2f10949ba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921899" calcext:value-type="float">
            <text:p>166992189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aa0fc6b7-4468-4435-b010-d2d7f0133de9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0845361490</text:p>
          </table:table-cell>
          <table:table-cell table:number-columns-repeated="3"/>
          <table:table-cell office:value-type="string" calcext:value-type="string">
            <text:p>2022-12-0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d234ee79-6899-4de8-bff6-58008b50f888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910659" calcext:value-type="float">
            <text:p>166991065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string" calcext:value-type="string">
            <text:p>1398.03</text:p>
          </table:table-cell>
          <table:table-cell office:value-type="string" calcext:value-type="string">
            <text:p>['c6e2fa8b-7bfc-4392-8d86-2ad5c986d131']</text:p>
          </table:table-cell>
          <table:table-cell/>
          <table:table-cell office:value-type="string" calcext:value-type="string">
            <text:p>Мейликан Тургунбаевна 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825837830</text:p>
          </table:table-cell>
          <table:table-cell table:number-columns-repeated="2"/>
          <table:table-cell office:value-type="string" calcext:value-type="string">
            <text:p>2022-12-01</text:p>
          </table:table-cell>
          <table:table-cell office:value-type="string" calcext:value-type="string">
            <text:p>Мейликан Тургунбаевна Т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e76cef94-cf63-4112-abe5-56a86df36d0c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914946" calcext:value-type="float">
            <text:p>166991494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['91a5de87-15ea-4d3d-a616-dc012aae5c0c']</text:p>
          </table:table-cell>
          <table:table-cell/>
          <table:table-cell office:value-type="string" calcext:value-type="string">
            <text:p>Севастьян Викторович Б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830010591</text:p>
          </table:table-cell>
          <table:table-cell table:number-columns-repeated="2"/>
          <table:table-cell office:value-type="string" calcext:value-type="string">
            <text:p>2022-12-01</text:p>
          </table:table-cell>
          <table:table-cell office:value-type="string" calcext:value-type="string">
            <text:p>Севастьян Викторович Б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30ea7899-a126-4c7b-8f8f-3a4be7a057a7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912647" calcext:value-type="float">
            <text:p>166991264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['91a5de87-15ea-4d3d-a616-dc012aae5c0c']</text:p>
          </table:table-cell>
          <table:table-cell/>
          <table:table-cell office:value-type="string" calcext:value-type="string">
            <text:p>Андрей Александрович М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827853152</text:p>
          </table:table-cell>
          <table:table-cell table:number-columns-repeated="2"/>
          <table:table-cell office:value-type="string" calcext:value-type="string">
            <text:p>2022-12-01</text:p>
          </table:table-cell>
          <table:table-cell office:value-type="string" calcext:value-type="string">
            <text:p>Андрей Александрович М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e85b932d-c0a2-4d72-9ca1-17fe7bb0e389</text:p>
          </table:table-cell>
          <table:table-cell office:value-type="float" office:value="1670090935" calcext:value-type="float">
            <text:p>1670090935</text:p>
          </table:table-cell>
          <table:table-cell office:value-type="float" office:value="1669915452" calcext:value-type="float">
            <text:p>166991545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['91a5de87-15ea-4d3d-a616-dc012aae5c0c']</text:p>
          </table:table-cell>
          <table:table-cell/>
          <table:table-cell office:value-type="string" calcext:value-type="string">
            <text:p>Мария Андреевна Г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830483556</text:p>
          </table:table-cell>
          <table:table-cell table:number-columns-repeated="2"/>
          <table:table-cell office:value-type="string" calcext:value-type="string">
            <text:p>2022-12-01</text:p>
          </table:table-cell>
          <table:table-cell office:value-type="string" calcext:value-type="string">
            <text:p>Мария Андреевна Г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dd5634b2-a657-4b3c-a6ca-8e842d0b33d4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892809" calcext:value-type="float">
            <text:p>166989280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3250" calcext:value-type="float">
            <text:p>13250</text:p>
          </table:table-cell>
          <table:table-cell office:value-type="string" calcext:value-type="string">
            <text:p>['3621029e-fccc-41db-8513-1ef3d3ac4913']</text:p>
          </table:table-cell>
          <table:table-cell/>
          <table:table-cell office:value-type="string" calcext:value-type="string">
            <text:p>Дмитрий Викторович Б</text:p>
          </table:table-cell>
          <table:table-cell office:value-type="string" calcext:value-type="string">
            <text:p>dd093290-df4c-4d37-a642-470ed91a6ee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804825881</text:p>
          </table:table-cell>
          <table:table-cell table:number-columns-repeated="2"/>
          <table:table-cell office:value-type="string" calcext:value-type="string">
            <text:p>2022-12-01</text:p>
          </table:table-cell>
          <table:table-cell office:value-type="string" calcext:value-type="string">
            <text:p>Дмитрий Викторович Б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513d7828-364a-4c7b-b9ac-f78148cfa8c1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892848" calcext:value-type="float">
            <text:p>166989284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['3621029e-fccc-41db-8513-1ef3d3ac4913']</text:p>
          </table:table-cell>
          <table:table-cell/>
          <table:table-cell office:value-type="string" calcext:value-type="string">
            <text:p>Марина Викторовна Б</text:p>
          </table:table-cell>
          <table:table-cell office:value-type="string" calcext:value-type="string">
            <text:p>41b56bca-cd40-4a0d-889d-1e5ce86b835d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804873917</text:p>
          </table:table-cell>
          <table:table-cell table:number-columns-repeated="2"/>
          <table:table-cell office:value-type="string" calcext:value-type="string">
            <text:p>2022-12-01</text:p>
          </table:table-cell>
          <table:table-cell office:value-type="string" calcext:value-type="string">
            <text:p>Марина Викторовна Б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67e99ce5-2ce8-47b9-a23b-6185eaefaf64</text:p>
          </table:table-cell>
          <table:table-cell office:value-type="float" office:value="1669910487" calcext:value-type="float">
            <text:p>1669910487</text:p>
          </table:table-cell>
          <table:table-cell office:value-type="float" office:value="1669892809" calcext:value-type="float">
            <text:p>166989280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3250" calcext:value-type="float">
            <text:p>13250</text:p>
          </table:table-cell>
          <table:table-cell table:number-columns-repeated="2"/>
          <table:table-cell office:value-type="string" calcext:value-type="string">
            <text:p>Дмитрий Викторович Б</text:p>
          </table:table-cell>
          <table:table-cell table:number-columns-repeated="9"/>
          <table:table-cell office:value-type="string" calcext:value-type="string">
            <text:p>2022-12-01</text:p>
          </table:table-cell>
          <table:table-cell office:value-type="string" calcext:value-type="string">
            <text:p>Дмитрий Викторович Б.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de9b422b-f0e1-4746-801b-7185b416ba08</text:p>
          </table:table-cell>
          <table:table-cell office:value-type="float" office:value="1669910487" calcext:value-type="float">
            <text:p>1669910487</text:p>
          </table:table-cell>
          <table:table-cell office:value-type="float" office:value="1669892848" calcext:value-type="float">
            <text:p>166989284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Марина Викторовна Б</text:p>
          </table:table-cell>
          <table:table-cell table:number-columns-repeated="9"/>
          <table:table-cell office:value-type="string" calcext:value-type="string">
            <text:p>2022-12-01</text:p>
          </table:table-cell>
          <table:table-cell office:value-type="string" calcext:value-type="string">
            <text:p>Марина Викторовна Б.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3036041d-77f4-4403-9864-95f0b3412d11</text:p>
          </table:table-cell>
          <table:table-cell office:value-type="float" office:value="1669956849" calcext:value-type="float">
            <text:p>1669956849</text:p>
          </table:table-cell>
          <table:table-cell office:value-type="float" office:value="1669910965" calcext:value-type="float">
            <text:p>166991096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AVIT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6524166857</text:p>
          </table:table-cell>
          <table:table-cell table:number-columns-repeated="2"/>
          <table:table-cell office:value-type="string" calcext:value-type="string">
            <text:p>2022-12-01</text:p>
          </table:table-cell>
          <table:table-cell office:value-type="string" calcext:value-type="string">
            <text:p>AVIT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b7e73351-5345-4627-9157-91975f5f3482</text:p>
          </table:table-cell>
          <table:table-cell office:value-type="float" office:value="1670788810" calcext:value-type="float">
            <text:p>1670788810</text:p>
          </table:table-cell>
          <table:table-cell office:value-type="float" office:value="1670002981" calcext:value-type="float">
            <text:p>1670002981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700" calcext:value-type="float">
            <text:p>2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9b2bdf19-4178-421e-98bc-2f23409c143b']</text:p>
          </table:table-cell>
          <table:table-cell/>
          <table:table-cell office:value-type="string" calcext:value-type="string">
            <text:p>Виктория Александровна П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0952636810</text:p>
          </table:table-cell>
          <table:table-cell table:number-columns-repeated="3"/>
          <table:table-cell office:value-type="string" calcext:value-type="string">
            <text:p>2022-12-02</text:p>
          </table:table-cell>
          <table:table-cell office:value-type="string" calcext:value-type="string">
            <text:p>Виктория Александровна П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ef3d9a3e-1eca-45b3-b3c9-08e8450c25c3</text:p>
          </table:table-cell>
          <table:table-cell office:value-type="float" office:value="1670090935" calcext:value-type="float">
            <text:p>1670090935</text:p>
          </table:table-cell>
          <table:table-cell office:value-type="float" office:value="1669983799" calcext:value-type="float">
            <text:p>166998379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['91a5de87-15ea-4d3d-a616-dc012aae5c0c']</text:p>
          </table:table-cell>
          <table:table-cell/>
          <table:table-cell office:value-type="string" calcext:value-type="string">
            <text:p>Самия Хайрулловна А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879888458</text:p>
          </table:table-cell>
          <table:table-cell table:number-columns-repeated="2"/>
          <table:table-cell office:value-type="string" calcext:value-type="string">
            <text:p>2022-12-02</text:p>
          </table:table-cell>
          <table:table-cell office:value-type="string" calcext:value-type="string">
            <text:p>Самия Хайрулловна А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53173713-8eb1-4a3d-a0f1-1b6192fe0a58</text:p>
          </table:table-cell>
          <table:table-cell office:value-type="float" office:value="1670135096" calcext:value-type="float">
            <text:p>1670135096</text:p>
          </table:table-cell>
          <table:table-cell office:value-type="float" office:value="1670062254" calcext:value-type="float">
            <text:p>167006225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400" calcext:value-type="float">
            <text:p>5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9b2bdf19-4178-421e-98bc-2f23409c143b']</text:p>
          </table:table-cell>
          <table:table-cell/>
          <table:table-cell office:value-type="string" calcext:value-type="string">
            <text:p>Анна Андреевна П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0952636825</text:p>
          </table:table-cell>
          <table:table-cell table:number-columns-repeated="3"/>
          <table:table-cell office:value-type="string" calcext:value-type="string">
            <text:p>2022-12-0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994c52a4-0085-434b-9843-00cdb2125e55</text:p>
          </table:table-cell>
          <table:table-cell office:value-type="float" office:value="1670090935" calcext:value-type="float">
            <text:p>1670090935</text:p>
          </table:table-cell>
          <table:table-cell office:value-type="float" office:value="1670088220" calcext:value-type="float">
            <text:p>167008822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Виктория Александровна П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956753953</text:p>
          </table:table-cell>
          <table:table-cell table:number-columns-repeated="2"/>
          <table:table-cell office:value-type="string" calcext:value-type="string">
            <text:p>2022-12-03</text:p>
          </table:table-cell>
          <table:table-cell office:value-type="string" calcext:value-type="string">
            <text:p>Виктория Александровна П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5a50ab20-5dee-4ed2-bed4-a1bf93e10ac0</text:p>
          </table:table-cell>
          <table:table-cell office:value-type="float" office:value="1670090935" calcext:value-type="float">
            <text:p>1670090935</text:p>
          </table:table-cell>
          <table:table-cell office:value-type="float" office:value="1670046576" calcext:value-type="float">
            <text:p>167004657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['c62ddbc8-b59e-4403-84c8-b0da72387118']</text:p>
          </table:table-cell>
          <table:table-cell/>
          <table:table-cell office:value-type="string" calcext:value-type="string">
            <text:p>МТС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916595069</text:p>
          </table:table-cell>
          <table:table-cell table:number-columns-repeated="2"/>
          <table:table-cell office:value-type="string" calcext:value-type="string">
            <text:p>2022-12-03</text:p>
          </table:table-cell>
          <table:table-cell office:value-type="string" calcext:value-type="string">
            <text:p>МТС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Оплата услуг</text:p>
          </table:table-cell>
        </table:table-row>
        <table:table-row table:style-name="ro1" table:visibility="filter">
          <table:table-cell office:value-type="string" calcext:value-type="string">
            <text:p>8edd30c4-7d3b-4ef3-b859-5943f673d765</text:p>
          </table:table-cell>
          <table:table-cell office:value-type="float" office:value="1670135017" calcext:value-type="float">
            <text:p>1670135017</text:p>
          </table:table-cell>
          <table:table-cell office:value-type="float" office:value="1670100317" calcext:value-type="float">
            <text:p>167010031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322078e-4ef4-4b01-b816-555bbdaa074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322078e-4ef4-4b01-b816-555bbdaa074e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['09f98d93-ddfe-4467-9357-986a7b91463b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6647676915</text:p>
          </table:table-cell>
          <table:table-cell table:number-columns-repeated="2"/>
          <table:table-cell office:value-type="string" calcext:value-type="string">
            <text:p>2022-12-0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Комиссия: Плата за обслуживание</text:p>
          </table:table-cell>
        </table:table-row>
        <table:table-row table:style-name="ro1" table:visibility="filter">
          <table:table-cell office:value-type="string" calcext:value-type="string">
            <text:p>5c491e4a-df54-458d-9b92-b98ffd258d2f</text:p>
          </table:table-cell>
          <table:table-cell office:value-type="float" office:value="1670082650" calcext:value-type="float">
            <text:p>1670082650</text:p>
          </table:table-cell>
          <table:table-cell office:value-type="float" office:value="1670049942" calcext:value-type="float">
            <text:p>167004994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322078e-4ef4-4b01-b816-555bbdaa074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322078e-4ef4-4b01-b816-555bbdaa074e</text:p>
          </table:table-cell>
          <table:table-cell office:value-type="float" office:value="35900" calcext:value-type="float">
            <text:p>35900</text:p>
          </table:table-cell>
          <table:table-cell office:value-type="string" calcext:value-type="string">
            <text:p>['f181bb74-3923-4304-b098-6587ce0cfb46']</text:p>
          </table:table-cell>
          <table:table-cell/>
          <table:table-cell office:value-type="string" calcext:value-type="string">
            <text:p>Magazin Kazantip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6600024741</text:p>
          </table:table-cell>
          <table:table-cell office:value-type="string" calcext:value-type="string">
            <text:p>36.6886137</text:p>
          </table:table-cell>
          <table:table-cell office:value-type="string" calcext:value-type="string">
            <text:p>55.9013536</text:p>
          </table:table-cell>
          <table:table-cell office:value-type="string" calcext:value-type="string">
            <text:p>2022-12-03</text:p>
          </table:table-cell>
          <table:table-cell office:value-type="string" calcext:value-type="string">
            <text:p>Magazin Kazantip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b440969e-1028-4802-9081-eded3847da3f</text:p>
          </table:table-cell>
          <table:table-cell office:value-type="float" office:value="1670789734" calcext:value-type="float">
            <text:p>1670789734</text:p>
          </table:table-cell>
          <table:table-cell office:value-type="float" office:value="1670145395" calcext:value-type="float">
            <text:p>167014539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Армине Гамлетовна П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0979559347</text:p>
          </table:table-cell>
          <table:table-cell table:number-columns-repeated="3"/>
          <table:table-cell office:value-type="string" calcext:value-type="string">
            <text:p>2022-12-0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9ca70552-f473-4252-9683-b5f2ca6b62c9</text:p>
          </table:table-cell>
          <table:table-cell office:value-type="float" office:value="1670135088" calcext:value-type="float">
            <text:p>1670135088</text:p>
          </table:table-cell>
          <table:table-cell office:value-type="float" office:value="1670132182" calcext:value-type="float">
            <text:p>167013218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aa0fc6b7-4468-4435-b010-d2d7f0133de9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0967233856</text:p>
          </table:table-cell>
          <table:table-cell table:number-columns-repeated="3"/>
          <table:table-cell office:value-type="string" calcext:value-type="string">
            <text:p>2022-12-0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16b46d96-8216-49b6-9f46-23457c07595f</text:p>
          </table:table-cell>
          <table:table-cell office:value-type="float" office:value="1670218699" calcext:value-type="float">
            <text:p>1670218699</text:p>
          </table:table-cell>
          <table:table-cell office:value-type="float" office:value="1670140387" calcext:value-type="float">
            <text:p>167014038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 table:number-columns-repeated="11"/>
          <table:table-cell office:value-type="string" calcext:value-type="string">
            <text:p>2022-12-04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 table:visibility="filter">
          <table:table-cell office:value-type="string" calcext:value-type="string">
            <text:p>479d665c-f342-498f-bc99-a29889908c82</text:p>
          </table:table-cell>
          <table:table-cell office:value-type="float" office:value="1670218699" calcext:value-type="float">
            <text:p>1670218699</text:p>
          </table:table-cell>
          <table:table-cell office:value-type="float" office:value="1670140386" calcext:value-type="float">
            <text:p>167014038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c07b5caa-9ca0-479e-9ae5-de84ca5a9be9']</text:p>
          </table:table-cell>
          <table:table-cell table:number-columns-repeated="11"/>
          <table:table-cell office:value-type="string" calcext:value-type="string">
            <text:p>2022-12-04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 table:visibility="filter">
          <table:table-cell office:value-type="string" calcext:value-type="string">
            <text:p>8bd0d012-2b67-4ed7-97ee-5b40824c58a4</text:p>
          </table:table-cell>
          <table:table-cell office:value-type="float" office:value="1670788917" calcext:value-type="float">
            <text:p>1670788917</text:p>
          </table:table-cell>
          <table:table-cell office:value-type="float" office:value="1670135770" calcext:value-type="float">
            <text:p>167013577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Марина Викторовна Б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0967760109</text:p>
          </table:table-cell>
          <table:table-cell table:number-columns-repeated="2"/>
          <table:table-cell office:value-type="string" calcext:value-type="string">
            <text:p>2022-12-04</text:p>
          </table:table-cell>
          <table:table-cell office:value-type="string" calcext:value-type="string">
            <text:p>Марина Викторовна Б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67dcf180-a4db-45a1-99db-a6e980dbb0dc</text:p>
          </table:table-cell>
          <table:table-cell office:value-type="float" office:value="1670218699" calcext:value-type="float">
            <text:p>1670218699</text:p>
          </table:table-cell>
          <table:table-cell office:value-type="float" office:value="1670140386" calcext:value-type="float">
            <text:p>167014038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c07b5caa-9ca0-479e-9ae5-de84ca5a9be9', '6f2315a7-b5d7-425b-8403-3e13b01e415a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0979559338</text:p>
          </table:table-cell>
          <table:table-cell table:number-columns-repeated="3"/>
          <table:table-cell office:value-type="string" calcext:value-type="string">
            <text:p>2022-12-0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7ce9ebd9-9130-496b-95b3-d52f0df9fa53</text:p>
          </table:table-cell>
          <table:table-cell office:value-type="float" office:value="1670148685" calcext:value-type="float">
            <text:p>1670148685</text:p>
          </table:table-cell>
          <table:table-cell office:value-type="float" office:value="1670135287" calcext:value-type="float">
            <text:p>167013528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AVIT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6653619228</text:p>
          </table:table-cell>
          <table:table-cell table:number-columns-repeated="2"/>
          <table:table-cell office:value-type="string" calcext:value-type="string">
            <text:p>2022-12-04</text:p>
          </table:table-cell>
          <table:table-cell office:value-type="string" calcext:value-type="string">
            <text:p>AVIT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7e9ffb28-3ae9-47bd-89ee-74cf6724b7c6</text:p>
          </table:table-cell>
          <table:table-cell office:value-type="float" office:value="1670789734" calcext:value-type="float">
            <text:p>1670789734</text:p>
          </table:table-cell>
          <table:table-cell office:value-type="float" office:value="1670238911" calcext:value-type="float">
            <text:p>1670238911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600" calcext:value-type="float">
            <text:p>2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c07b5caa-9ca0-479e-9ae5-de84ca5a9be9']</text:p>
          </table:table-cell>
          <table:table-cell/>
          <table:table-cell office:value-type="string" calcext:value-type="string">
            <text:p>Армине Гамлетовна П.</text:p>
          </table:table-cell>
          <table:table-cell table:number-columns-repeated="9"/>
          <table:table-cell office:value-type="string" calcext:value-type="string">
            <text:p>2022-12-05</text:p>
          </table:table-cell>
          <table:table-cell office:value-type="string" calcext:value-type="string">
            <text:p>Армине Гамлетовна П.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>
          <table:table-cell office:value-type="string" calcext:value-type="string">
            <text:p>eafd86fe-ff98-43d0-9a7a-9dccafb75f9c</text:p>
          </table:table-cell>
          <table:table-cell office:value-type="float" office:value="1670789734" calcext:value-type="float">
            <text:p>1670789734</text:p>
          </table:table-cell>
          <table:table-cell office:value-type="float" office:value="1670238912" calcext:value-type="float">
            <text:p>167023891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Армине Гамлетовна П.</text:p>
          </table:table-cell>
          <table:table-cell table:number-columns-repeated="9"/>
          <table:table-cell office:value-type="string" calcext:value-type="string">
            <text:p>2022-12-05</text:p>
          </table:table-cell>
          <table:table-cell office:value-type="string" calcext:value-type="string">
            <text:p>Армине Гамлетовна П.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>
          <table:table-cell office:value-type="string" calcext:value-type="string">
            <text:p>93a312a0-78ad-4baa-b745-41bfaf91656e</text:p>
          </table:table-cell>
          <table:table-cell office:value-type="float" office:value="1670672842" calcext:value-type="float">
            <text:p>1670672842</text:p>
          </table:table-cell>
          <table:table-cell office:value-type="float" office:value="1670250558" calcext:value-type="float">
            <text:p>167025055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Алексей Игоревич Л.</text:p>
          </table:table-cell>
          <table:table-cell table:number-columns-repeated="9"/>
          <table:table-cell office:value-type="string" calcext:value-type="string">
            <text:p>2022-12-05</text:p>
          </table:table-cell>
          <table:table-cell office:value-type="string" calcext:value-type="string">
            <text:p>Алексей Игоревич Л.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 table:visibility="filter">
          <table:table-cell office:value-type="string" calcext:value-type="string">
            <text:p>8388cfba-2a8a-4473-a5dd-98663ff5720c</text:p>
          </table:table-cell>
          <table:table-cell office:value-type="float" office:value="1670672842" calcext:value-type="float">
            <text:p>1670672842</text:p>
          </table:table-cell>
          <table:table-cell office:value-type="float" office:value="1670250557" calcext:value-type="float">
            <text:p>167025055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2500" calcext:value-type="float">
            <text:p>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9b2bdf19-4178-421e-98bc-2f23409c143b']</text:p>
          </table:table-cell>
          <table:table-cell/>
          <table:table-cell office:value-type="string" calcext:value-type="string">
            <text:p>Алексей Игоревич Л.</text:p>
          </table:table-cell>
          <table:table-cell table:number-columns-repeated="9"/>
          <table:table-cell office:value-type="string" calcext:value-type="string">
            <text:p>2022-12-05</text:p>
          </table:table-cell>
          <table:table-cell office:value-type="string" calcext:value-type="string">
            <text:p>Алексей Игоревич Л.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 table:visibility="filter">
          <table:table-cell office:value-type="string" calcext:value-type="string">
            <text:p>855df0d0-f69d-4033-bb98-86fae0201d94</text:p>
          </table:table-cell>
          <table:table-cell office:value-type="float" office:value="1670312248" calcext:value-type="float">
            <text:p>1670312248</text:p>
          </table:table-cell>
          <table:table-cell office:value-type="float" office:value="1670251034" calcext:value-type="float">
            <text:p>167025103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3000" calcext:value-type="float">
            <text:p>1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259f28a-4151-4bdb-a492-2c5fa8551074']</text:p>
          </table:table-cell>
          <table:table-cell/>
          <table:table-cell office:value-type="string" calcext:value-type="string">
            <text:p>Денис Юрьевич Л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055159965</text:p>
          </table:table-cell>
          <table:table-cell table:number-columns-repeated="3"/>
          <table:table-cell office:value-type="string" calcext:value-type="string">
            <text:p>2022-12-0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0dbcafc3-afcb-4dae-80bc-bb81671ab413</text:p>
          </table:table-cell>
          <table:table-cell office:value-type="float" office:value="1670312248" calcext:value-type="float">
            <text:p>1670312248</text:p>
          </table:table-cell>
          <table:table-cell office:value-type="float" office:value="1670219493" calcext:value-type="float">
            <text:p>1670219493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3650" calcext:value-type="float">
            <text:p>236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Денис Юрьевич Л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017014280</text:p>
          </table:table-cell>
          <table:table-cell table:number-columns-repeated="3"/>
          <table:table-cell office:value-type="string" calcext:value-type="string">
            <text:p>2022-12-0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24f025ac-dd9c-406e-a104-ffbdda8fd45e</text:p>
          </table:table-cell>
          <table:table-cell office:value-type="float" office:value="1670312248" calcext:value-type="float">
            <text:p>1670312248</text:p>
          </table:table-cell>
          <table:table-cell office:value-type="float" office:value="1670219390" calcext:value-type="float">
            <text:p>167021939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Денис Юрьевич Л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017014272</text:p>
          </table:table-cell>
          <table:table-cell table:number-columns-repeated="3"/>
          <table:table-cell office:value-type="string" calcext:value-type="string">
            <text:p>2022-12-0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17c20ce7-7a11-4fbb-8890-b81b103ae82a</text:p>
          </table:table-cell>
          <table:table-cell office:value-type="float" office:value="1670265608" calcext:value-type="float">
            <text:p>1670265608</text:p>
          </table:table-cell>
          <table:table-cell office:value-type="float" office:value="1670251606" calcext:value-type="float">
            <text:p>167025160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['c6e2fa8b-7bfc-4392-8d86-2ad5c986d131']</text:p>
          </table:table-cell>
          <table:table-cell/>
          <table:table-cell office:value-type="string" calcext:value-type="string">
            <text:p>Андрей Александрович М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055779172</text:p>
          </table:table-cell>
          <table:table-cell table:number-columns-repeated="2"/>
          <table:table-cell office:value-type="string" calcext:value-type="string">
            <text:p>2022-12-05</text:p>
          </table:table-cell>
          <table:table-cell office:value-type="string" calcext:value-type="string">
            <text:p>Андрей Александрович М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417fbe20-4ea7-444a-b8a1-39eb8a93a4c8</text:p>
          </table:table-cell>
          <table:table-cell office:value-type="float" office:value="1670265608" calcext:value-type="float">
            <text:p>1670265608</text:p>
          </table:table-cell>
          <table:table-cell office:value-type="float" office:value="1670251508" calcext:value-type="float">
            <text:p>167025150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string" calcext:value-type="string">
            <text:p>2736.15</text:p>
          </table:table-cell>
          <table:table-cell office:value-type="string" calcext:value-type="string">
            <text:p>['875371bb-0f17-46f4-8bc0-d84f7ad87162']</text:p>
          </table:table-cell>
          <table:table-cell/>
          <table:table-cell office:value-type="string" calcext:value-type="string">
            <text:p>Андрей Александрович М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055687410</text:p>
          </table:table-cell>
          <table:table-cell table:number-columns-repeated="2"/>
          <table:table-cell office:value-type="string" calcext:value-type="string">
            <text:p>2022-12-05</text:p>
          </table:table-cell>
          <table:table-cell office:value-type="string" calcext:value-type="string">
            <text:p>Андрей Александрович М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15bcbeb3-4ee5-4438-b657-594cc31b6103</text:p>
          </table:table-cell>
          <table:table-cell office:value-type="float" office:value="1670265608" calcext:value-type="float">
            <text:p>1670265608</text:p>
          </table:table-cell>
          <table:table-cell office:value-type="float" office:value="1670254869" calcext:value-type="float">
            <text:p>167025486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Анна Андреевна П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067295506</text:p>
          </table:table-cell>
          <table:table-cell table:number-columns-repeated="2"/>
          <table:table-cell office:value-type="string" calcext:value-type="string">
            <text:p>2022-12-05</text:p>
          </table:table-cell>
          <table:table-cell office:value-type="string" calcext:value-type="string">
            <text:p>Анна Андреевна П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b37ec080-999d-41bd-b76c-668dbbcf383e</text:p>
          </table:table-cell>
          <table:table-cell office:value-type="float" office:value="1670265608" calcext:value-type="float">
            <text:p>1670265608</text:p>
          </table:table-cell>
          <table:table-cell office:value-type="float" office:value="1670263724" calcext:value-type="float">
            <text:p>167026372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aa0fc6b7-4468-4435-b010-d2d7f0133de9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067295511</text:p>
          </table:table-cell>
          <table:table-cell table:number-columns-repeated="3"/>
          <table:table-cell office:value-type="string" calcext:value-type="string">
            <text:p>2022-12-0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e5c03c00-9729-45e7-bbd4-e6d296e0ce1d</text:p>
          </table:table-cell>
          <table:table-cell office:value-type="float" office:value="1670251201" calcext:value-type="float">
            <text:p>1670251201</text:p>
          </table:table-cell>
          <table:table-cell office:value-type="float" office:value="1670248351" calcext:value-type="float">
            <text:p>1670248351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'c6e2fa8b-7bfc-4392-8d86-2ad5c986d131']</text:p>
          </table:table-cell>
          <table:table-cell/>
          <table:table-cell office:value-type="string" calcext:value-type="string">
            <text:p>Мейликан Тургунбаевна 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051779283</text:p>
          </table:table-cell>
          <table:table-cell table:number-columns-repeated="2"/>
          <table:table-cell office:value-type="string" calcext:value-type="string">
            <text:p>2022-12-05</text:p>
          </table:table-cell>
          <table:table-cell office:value-type="string" calcext:value-type="string">
            <text:p>Мейликан Тургунбаевна Т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7520dd17-8da5-4006-bb0b-84482de67a36</text:p>
          </table:table-cell>
          <table:table-cell office:value-type="float" office:value="1670251201" calcext:value-type="float">
            <text:p>1670251201</text:p>
          </table:table-cell>
          <table:table-cell office:value-type="float" office:value="1670237417" calcext:value-type="float">
            <text:p>167023741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string" calcext:value-type="string">
            <text:p>1448.43</text:p>
          </table:table-cell>
          <table:table-cell office:value-type="string" calcext:value-type="string">
            <text:p>['9a1443d0-7249-4d5f-93de-db57cc8a51f7']</text:p>
          </table:table-cell>
          <table:table-cell/>
          <table:table-cell office:value-type="string" calcext:value-type="string">
            <text:p>Пятёрочка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051759262</text:p>
          </table:table-cell>
          <table:table-cell table:number-columns-repeated="2"/>
          <table:table-cell office:value-type="string" calcext:value-type="string">
            <text:p>2022-12-05</text:p>
          </table:table-cell>
          <table:table-cell office:value-type="string" calcext:value-type="string">
            <text:p>Пятёрочка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5c1f27e4-e1e6-49e3-bd7a-af88cc3b57e1</text:p>
          </table:table-cell>
          <table:table-cell office:value-type="float" office:value="1670312248" calcext:value-type="float">
            <text:p>1670312248</text:p>
          </table:table-cell>
          <table:table-cell office:value-type="float" office:value="1670220362" calcext:value-type="float">
            <text:p>167022036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50" calcext:value-type="float">
            <text:p>15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905f8a5-c4b2-432b-b689-a06db2110b15</text:p>
          </table:table-cell>
          <table:table-cell office:value-type="string" calcext:value-type="string">
            <text:p>Денис Юрьевич Л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017014290</text:p>
          </table:table-cell>
          <table:table-cell table:number-columns-repeated="3"/>
          <table:table-cell office:value-type="string" calcext:value-type="string">
            <text:p>2022-12-05</text:p>
          </table:table-cell>
          <table:table-cell office:value-type="string" calcext:value-type="string">
            <text:p>Денис Юрьевич Л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7c83e307-0fcf-4145-99af-1803a318dda1</text:p>
          </table:table-cell>
          <table:table-cell office:value-type="float" office:value="1670251006" calcext:value-type="float">
            <text:p>1670251006</text:p>
          </table:table-cell>
          <table:table-cell office:value-type="float" office:value="1670241939" calcext:value-type="float">
            <text:p>167024193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Анатольевич Т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043667909</text:p>
          </table:table-cell>
          <table:table-cell table:number-columns-repeated="2"/>
          <table:table-cell office:value-type="string" calcext:value-type="string">
            <text:p>2022-12-05</text:p>
          </table:table-cell>
          <table:table-cell office:value-type="string" calcext:value-type="string">
            <text:p>Михаил Анатольевич Т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29b08e63-41e7-4f6e-a2e8-3af0a0d83e6a</text:p>
          </table:table-cell>
          <table:table-cell office:value-type="float" office:value="1670251006" calcext:value-type="float">
            <text:p>1670251006</text:p>
          </table:table-cell>
          <table:table-cell office:value-type="float" office:value="1670209503" calcext:value-type="float">
            <text:p>1670209503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['f3380a10-e474-4c93-9540-05da4a2f2426']</text:p>
          </table:table-cell>
          <table:table-cell/>
          <table:table-cell office:value-type="string" calcext:value-type="string">
            <text:p>Ростелеком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009809315</text:p>
          </table:table-cell>
          <table:table-cell table:number-columns-repeated="2"/>
          <table:table-cell office:value-type="string" calcext:value-type="string">
            <text:p>2022-12-05</text:p>
          </table:table-cell>
          <table:table-cell office:value-type="string" calcext:value-type="string">
            <text:p>Ростелеком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Оплата услуг</text:p>
          </table:table-cell>
        </table:table-row>
        <table:table-row table:style-name="ro1" table:visibility="filter">
          <table:table-cell office:value-type="string" calcext:value-type="string">
            <text:p>2544e7e7-22c2-40c8-b20c-0ca68c3b6c8a</text:p>
          </table:table-cell>
          <table:table-cell office:value-type="float" office:value="1670672842" calcext:value-type="float">
            <text:p>1670672842</text:p>
          </table:table-cell>
          <table:table-cell office:value-type="float" office:value="1670250557" calcext:value-type="float">
            <text:p>167025055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0" calcext:value-type="float">
            <text:p>1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9b2bdf19-4178-421e-98bc-2f23409c143b', '6f2315a7-b5d7-425b-8403-3e13b01e415a']</text:p>
          </table:table-cell>
          <table:table-cell/>
          <table:table-cell office:value-type="string" calcext:value-type="string">
            <text:p>Алексей Игоревич Л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054550274</text:p>
          </table:table-cell>
          <table:table-cell table:number-columns-repeated="3"/>
          <table:table-cell office:value-type="string" calcext:value-type="string">
            <text:p>2022-12-0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3b4f9727-9e81-432c-8460-d3938146f54c</text:p>
          </table:table-cell>
          <table:table-cell office:value-type="float" office:value="1670789734" calcext:value-type="float">
            <text:p>1670789734</text:p>
          </table:table-cell>
          <table:table-cell office:value-type="float" office:value="1670238911" calcext:value-type="float">
            <text:p>1670238911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4600" calcext:value-type="float">
            <text:p>4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c07b5caa-9ca0-479e-9ae5-de84ca5a9be9', '6f2315a7-b5d7-425b-8403-3e13b01e415a']</text:p>
          </table:table-cell>
          <table:table-cell/>
          <table:table-cell office:value-type="string" calcext:value-type="string">
            <text:p>Армине Гамлетовна П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051759280</text:p>
          </table:table-cell>
          <table:table-cell table:number-columns-repeated="3"/>
          <table:table-cell office:value-type="string" calcext:value-type="string">
            <text:p>2022-12-0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2c274f38-ab95-4323-80db-66f5351d9924</text:p>
          </table:table-cell>
          <table:table-cell office:value-type="float" office:value="1670789734" calcext:value-type="float">
            <text:p>1670789734</text:p>
          </table:table-cell>
          <table:table-cell office:value-type="float" office:value="1670337595" calcext:value-type="float">
            <text:p>167033759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Раджаббек Худоназарович Ш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182552677</text:p>
          </table:table-cell>
          <table:table-cell table:number-columns-repeated="3"/>
          <table:table-cell office:value-type="string" calcext:value-type="string">
            <text:p>2022-12-06</text:p>
          </table:table-cell>
          <table:table-cell office:value-type="string" calcext:value-type="string">
            <text:p>Раджаббек Худоназарович Ш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fd3ce911-886b-40a3-929b-466d97fc0d9c</text:p>
          </table:table-cell>
          <table:table-cell office:value-type="float" office:value="1670789734" calcext:value-type="float">
            <text:p>1670789734</text:p>
          </table:table-cell>
          <table:table-cell office:value-type="float" office:value="1670325494" calcext:value-type="float">
            <text:p>167032549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Дмитрий Викторович Б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105156259</text:p>
          </table:table-cell>
          <table:table-cell table:number-columns-repeated="2"/>
          <table:table-cell office:value-type="string" calcext:value-type="string">
            <text:p>2022-12-06</text:p>
          </table:table-cell>
          <table:table-cell office:value-type="string" calcext:value-type="string">
            <text:p>Дмитрий Викторович Б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32dbe6fa-3025-4423-859b-ae5d60110a30</text:p>
          </table:table-cell>
          <table:table-cell office:value-type="float" office:value="1670789280" calcext:value-type="float">
            <text:p>1670789280</text:p>
          </table:table-cell>
          <table:table-cell office:value-type="float" office:value="1670320136" calcext:value-type="float">
            <text:p>167032013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['f181bb74-3923-4304-b098-6587ce0cfb46']</text:p>
          </table:table-cell>
          <table:table-cell/>
          <table:table-cell office:value-type="string" calcext:value-type="string">
            <text:p>Дмитрий Владимирович М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098713340</text:p>
          </table:table-cell>
          <table:table-cell table:number-columns-repeated="2"/>
          <table:table-cell office:value-type="string" calcext:value-type="string">
            <text:p>2022-12-06</text:p>
          </table:table-cell>
          <table:table-cell office:value-type="string" calcext:value-type="string">
            <text:p>Дмитрий Владимирович М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737b2f47-c6be-423c-b37e-39234de2212d</text:p>
          </table:table-cell>
          <table:table-cell office:value-type="float" office:value="1670496163" calcext:value-type="float">
            <text:p>1670496163</text:p>
          </table:table-cell>
          <table:table-cell office:value-type="float" office:value="1670327258" calcext:value-type="float">
            <text:p>167032725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['9a1443d0-7249-4d5f-93de-db57cc8a51f7']</text:p>
          </table:table-cell>
          <table:table-cell/>
          <table:table-cell office:value-type="string" calcext:value-type="string">
            <text:p>TC LEND FRUK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107909080</text:p>
          </table:table-cell>
          <table:table-cell table:number-columns-repeated="2"/>
          <table:table-cell office:value-type="string" calcext:value-type="string">
            <text:p>2022-12-06</text:p>
          </table:table-cell>
          <table:table-cell office:value-type="string" calcext:value-type="string">
            <text:p>TC LEND FRUKTY LYUBERCY R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198bf940-52b4-4858-b7fd-5dfea820e8ca</text:p>
          </table:table-cell>
          <table:table-cell office:value-type="float" office:value="1670496163" calcext:value-type="float">
            <text:p>1670496163</text:p>
          </table:table-cell>
          <table:table-cell office:value-type="float" office:value="1670327840" calcext:value-type="float">
            <text:p>167032784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['c6e2fa8b-7bfc-4392-8d86-2ad5c986d131']</text:p>
          </table:table-cell>
          <table:table-cell/>
          <table:table-cell office:value-type="string" calcext:value-type="string">
            <text:p>Денис Александрович Н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107889145</text:p>
          </table:table-cell>
          <table:table-cell table:number-columns-repeated="2"/>
          <table:table-cell office:value-type="string" calcext:value-type="string">
            <text:p>2022-12-06</text:p>
          </table:table-cell>
          <table:table-cell office:value-type="string" calcext:value-type="string">
            <text:p>Денис Александрович Н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36e12a75-8386-4552-9e00-ba89296945d0</text:p>
          </table:table-cell>
          <table:table-cell office:value-type="float" office:value="1670496163" calcext:value-type="float">
            <text:p>1670496163</text:p>
          </table:table-cell>
          <table:table-cell office:value-type="float" office:value="1670321119" calcext:value-type="float">
            <text:p>167032111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Московский транспор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101527296</text:p>
          </table:table-cell>
          <table:table-cell table:number-columns-repeated="2"/>
          <table:table-cell office:value-type="string" calcext:value-type="string">
            <text:p>2022-12-06</text:p>
          </table:table-cell>
          <table:table-cell office:value-type="string" calcext:value-type="string">
            <text:p>Московский транспорт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ae4a3a55-38f6-4bc7-a24d-7cd89f798ee6</text:p>
          </table:table-cell>
          <table:table-cell office:value-type="float" office:value="1670496163" calcext:value-type="float">
            <text:p>1670496163</text:p>
          </table:table-cell>
          <table:table-cell office:value-type="float" office:value="1670327118" calcext:value-type="float">
            <text:p>167032711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['9a1443d0-7249-4d5f-93de-db57cc8a51f7']</text:p>
          </table:table-cell>
          <table:table-cell/>
          <table:table-cell office:value-type="string" calcext:value-type="string">
            <text:p>TC LEND PLYUS MYASNOJ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107909072</text:p>
          </table:table-cell>
          <table:table-cell table:number-columns-repeated="2"/>
          <table:table-cell office:value-type="string" calcext:value-type="string">
            <text:p>2022-12-06</text:p>
          </table:table-cell>
          <table:table-cell office:value-type="string" calcext:value-type="string">
            <text:p>TC LEND PLYUS MYASNOJ LYUBERCY R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0127b4ea-c782-41ed-9a59-af6257da173e</text:p>
          </table:table-cell>
          <table:table-cell office:value-type="float" office:value="1670496163" calcext:value-type="float">
            <text:p>1670496163</text:p>
          </table:table-cell>
          <table:table-cell office:value-type="float" office:value="1670322863" calcext:value-type="float">
            <text:p>1670322863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Центральная ППК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107909037</text:p>
          </table:table-cell>
          <table:table-cell table:number-columns-repeated="2"/>
          <table:table-cell office:value-type="string" calcext:value-type="string">
            <text:p>2022-12-06</text:p>
          </table:table-cell>
          <table:table-cell office:value-type="string" calcext:value-type="string">
            <text:p>Центральная ППК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5f4b6b3e-9cf8-4196-b57f-aa881959b88f</text:p>
          </table:table-cell>
          <table:table-cell office:value-type="float" office:value="1670496163" calcext:value-type="float">
            <text:p>1670496163</text:p>
          </table:table-cell>
          <table:table-cell office:value-type="float" office:value="1670314317" calcext:value-type="float">
            <text:p>167031431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Московский транспор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101527276</text:p>
          </table:table-cell>
          <table:table-cell table:number-columns-repeated="2"/>
          <table:table-cell office:value-type="string" calcext:value-type="string">
            <text:p>2022-12-06</text:p>
          </table:table-cell>
          <table:table-cell office:value-type="string" calcext:value-type="string">
            <text:p>Московский транспорт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b82d6af0-01fa-48c7-94c1-4f3ca18ff231</text:p>
          </table:table-cell>
          <table:table-cell office:value-type="float" office:value="1670311975" calcext:value-type="float">
            <text:p>1670311975</text:p>
          </table:table-cell>
          <table:table-cell office:value-type="float" office:value="1670274328" calcext:value-type="float">
            <text:p>167027432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'0bb1c365-57f9-4de5-8b93-224cde28644f']</text:p>
          </table:table-cell>
          <table:table-cell/>
          <table:table-cell office:value-type="string" calcext:value-type="string">
            <text:p>shkolagranya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6756306689</text:p>
          </table:table-cell>
          <table:table-cell office:value-type="string" calcext:value-type="string">
            <text:p>49.1055556</text:p>
          </table:table-cell>
          <table:table-cell office:value-type="string" calcext:value-type="string">
            <text:p>55.8005556</text:p>
          </table:table-cell>
          <table:table-cell office:value-type="string" calcext:value-type="string">
            <text:p>2022-12-06</text:p>
          </table:table-cell>
          <table:table-cell office:value-type="string" calcext:value-type="string">
            <text:p>shkolagrany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85c1e74a-71bb-40bd-95ca-fcc39cfa03fc</text:p>
          </table:table-cell>
          <table:table-cell office:value-type="float" office:value="1670496163" calcext:value-type="float">
            <text:p>1670496163</text:p>
          </table:table-cell>
          <table:table-cell office:value-type="float" office:value="1670425956" calcext:value-type="float">
            <text:p>167042595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aa0fc6b7-4468-4435-b010-d2d7f0133de9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225686522</text:p>
          </table:table-cell>
          <table:table-cell table:number-columns-repeated="3"/>
          <table:table-cell office:value-type="string" calcext:value-type="string">
            <text:p>2022-12-07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Марина Викторовна Б.</text:p>
          </table:table-cell>
        </table:table-row>
        <table:table-row table:style-name="ro1" table:visibility="filter">
          <table:table-cell office:value-type="string" calcext:value-type="string">
            <text:p>c4e48a6a-1c99-4709-ab98-abaa3e3c4261</text:p>
          </table:table-cell>
          <table:table-cell office:value-type="float" office:value="1670496163" calcext:value-type="float">
            <text:p>1670496163</text:p>
          </table:table-cell>
          <table:table-cell office:value-type="float" office:value="1670426702" calcext:value-type="float">
            <text:p>167042670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string" calcext:value-type="string">
            <text:p>433.6</text:p>
          </table:table-cell>
          <table:table-cell office:value-type="string" calcext:value-type="string">
            <text:p>['9a1443d0-7249-4d5f-93de-db57cc8a51f7']</text:p>
          </table:table-cell>
          <table:table-cell/>
          <table:table-cell office:value-type="string" calcext:value-type="string">
            <text:p>Пятёрочка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225686539</text:p>
          </table:table-cell>
          <table:table-cell table:number-columns-repeated="2"/>
          <table:table-cell office:value-type="string" calcext:value-type="string">
            <text:p>2022-12-07</text:p>
          </table:table-cell>
          <table:table-cell office:value-type="string" calcext:value-type="string">
            <text:p>Пятёрочка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3cb9dbe2-6495-445d-a6c5-f66619477891</text:p>
          </table:table-cell>
          <table:table-cell office:value-type="float" office:value="1670789734" calcext:value-type="float">
            <text:p>1670789734</text:p>
          </table:table-cell>
          <table:table-cell office:value-type="float" office:value="1670523298" calcext:value-type="float">
            <text:p>167052329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string" calcext:value-type="string">
            <text:p>3678.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b1940ce9-773c-462b-879e-aa3495f925dc']</text:p>
          </table:table-cell>
          <table:table-cell/>
          <table:table-cell office:value-type="string" calcext:value-type="string">
            <text:p>Мейликан Тургунбаевна 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356200013</text:p>
          </table:table-cell>
          <table:table-cell table:number-columns-repeated="3"/>
          <table:table-cell office:value-type="string" calcext:value-type="string">
            <text:p>2022-12-08</text:p>
          </table:table-cell>
          <table:table-cell office:value-type="string" calcext:value-type="string">
            <text:p>Мейликан Тургунбаевна Т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77b0ec92-caab-40a6-9c9e-5e32e7aa5719</text:p>
          </table:table-cell>
          <table:table-cell office:value-type="float" office:value="1670789734" calcext:value-type="float">
            <text:p>1670789734</text:p>
          </table:table-cell>
          <table:table-cell office:value-type="float" office:value="1670516985" calcext:value-type="float">
            <text:p>167051698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356200007</text:p>
          </table:table-cell>
          <table:table-cell table:number-columns-repeated="3"/>
          <table:table-cell office:value-type="string" calcext:value-type="string">
            <text:p>2022-12-08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Тинькофф Банк</text:p>
          </table:table-cell>
        </table:table-row>
        <table:table-row table:style-name="ro1">
          <table:table-cell office:value-type="string" calcext:value-type="string">
            <text:p>cacef416-d4ca-4778-862c-e529ffe73709</text:p>
          </table:table-cell>
          <table:table-cell office:value-type="float" office:value="1670737235" calcext:value-type="float">
            <text:p>1670737235</text:p>
          </table:table-cell>
          <table:table-cell office:value-type="float" office:value="1670500806" calcext:value-type="float">
            <text:p>167050080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231810865</text:p>
          </table:table-cell>
          <table:table-cell table:number-columns-repeated="3"/>
          <table:table-cell office:value-type="string" calcext:value-type="string">
            <text:p>2022-12-08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Тинькофф Банк</text:p>
          </table:table-cell>
        </table:table-row>
        <table:table-row table:style-name="ro1" table:visibility="filter">
          <table:table-cell office:value-type="string" calcext:value-type="string">
            <text:p>fc0ada28-f628-4daa-a462-7d16418cdc28</text:p>
          </table:table-cell>
          <table:table-cell office:value-type="float" office:value="1670672842" calcext:value-type="float">
            <text:p>1670672842</text:p>
          </table:table-cell>
          <table:table-cell office:value-type="float" office:value="1670516063" calcext:value-type="float">
            <text:p>1670516063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Центральная ППК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356199996</text:p>
          </table:table-cell>
          <table:table-cell table:number-columns-repeated="2"/>
          <table:table-cell office:value-type="string" calcext:value-type="string">
            <text:p>2022-12-08</text:p>
          </table:table-cell>
          <table:table-cell office:value-type="string" calcext:value-type="string">
            <text:p>Центральная ППК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9ce64087-1c6b-4856-984f-be69e3c4b46d</text:p>
          </table:table-cell>
          <table:table-cell office:value-type="float" office:value="1670672842" calcext:value-type="float">
            <text:p>1670672842</text:p>
          </table:table-cell>
          <table:table-cell office:value-type="float" office:value="1670500950" calcext:value-type="float">
            <text:p>167050095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string" calcext:value-type="string">
            <text:p>2576.67</text:p>
          </table:table-cell>
          <table:table-cell office:value-type="string" calcext:value-type="string">
            <text:p>['c6e2fa8b-7bfc-4392-8d86-2ad5c986d131']</text:p>
          </table:table-cell>
          <table:table-cell/>
          <table:table-cell office:value-type="string" calcext:value-type="string">
            <text:p>Мейликан Тургунбаевна 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231864021</text:p>
          </table:table-cell>
          <table:table-cell table:number-columns-repeated="2"/>
          <table:table-cell office:value-type="string" calcext:value-type="string">
            <text:p>2022-12-08</text:p>
          </table:table-cell>
          <table:table-cell office:value-type="string" calcext:value-type="string">
            <text:p>Мейликан Тургунбаевна Т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83969dd6-c2c9-4345-afad-eb015a7f6835</text:p>
          </table:table-cell>
          <table:table-cell office:value-type="float" office:value="1670672842" calcext:value-type="float">
            <text:p>1670672842</text:p>
          </table:table-cell>
          <table:table-cell office:value-type="float" office:value="1670513570" calcext:value-type="float">
            <text:p>167051357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Московский транспор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356199980</text:p>
          </table:table-cell>
          <table:table-cell table:number-columns-repeated="2"/>
          <table:table-cell office:value-type="string" calcext:value-type="string">
            <text:p>2022-12-08</text:p>
          </table:table-cell>
          <table:table-cell office:value-type="string" calcext:value-type="string">
            <text:p>Московский транспорт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c4ee959f-fef4-4653-892c-1d78b6f08c01</text:p>
          </table:table-cell>
          <table:table-cell office:value-type="float" office:value="1670672533" calcext:value-type="float">
            <text:p>1670672533</text:p>
          </table:table-cell>
          <table:table-cell office:value-type="float" office:value="1670501186" calcext:value-type="float">
            <text:p>167050118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2180" calcext:value-type="float">
            <text:p>12180</text:p>
          </table:table-cell>
          <table:table-cell office:value-type="string" calcext:value-type="string">
            <text:p>['91a5de87-15ea-4d3d-a616-dc012aae5c0c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232140107</text:p>
          </table:table-cell>
          <table:table-cell table:number-columns-repeated="2"/>
          <table:table-cell office:value-type="string" calcext:value-type="string">
            <text:p>2022-12-08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Шипиловская</text:p>
          </table:table-cell>
        </table:table-row>
        <table:table-row table:style-name="ro1" table:visibility="filter">
          <table:table-cell office:value-type="string" calcext:value-type="string">
            <text:p>c8ff9865-ff82-4409-bc47-41717dafbb1f</text:p>
          </table:table-cell>
          <table:table-cell office:value-type="float" office:value="1670672249" calcext:value-type="float">
            <text:p>1670672249</text:p>
          </table:table-cell>
          <table:table-cell office:value-type="float" office:value="1670478900" calcext:value-type="float">
            <text:p>167047890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Московский транспор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225686569</text:p>
          </table:table-cell>
          <table:table-cell table:number-columns-repeated="2"/>
          <table:table-cell office:value-type="string" calcext:value-type="string">
            <text:p>2022-12-08</text:p>
          </table:table-cell>
          <table:table-cell office:value-type="string" calcext:value-type="string">
            <text:p>Московский транспорт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e9d84ae7-43ff-4966-bde5-151c5851b8c7</text:p>
          </table:table-cell>
          <table:table-cell office:value-type="float" office:value="1670672249" calcext:value-type="float">
            <text:p>1670672249</text:p>
          </table:table-cell>
          <table:table-cell office:value-type="float" office:value="1670476867" calcext:value-type="float">
            <text:p>167047686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Центральная ППК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225686554</text:p>
          </table:table-cell>
          <table:table-cell table:number-columns-repeated="2"/>
          <table:table-cell office:value-type="string" calcext:value-type="string">
            <text:p>2022-12-08</text:p>
          </table:table-cell>
          <table:table-cell office:value-type="string" calcext:value-type="string">
            <text:p>Центральная ППК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64fa0c45-7b00-4242-ad90-2a1b27d49579</text:p>
          </table:table-cell>
          <table:table-cell office:value-type="float" office:value="1670696724" calcext:value-type="float">
            <text:p>1670696724</text:p>
          </table:table-cell>
          <table:table-cell office:value-type="float" office:value="1670600556" calcext:value-type="float">
            <text:p>167060055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Московский транспор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S_000006218284466</text:p>
          </table:table-cell>
          <table:table-cell table:number-columns-repeated="2"/>
          <table:table-cell office:value-type="string" calcext:value-type="string">
            <text:p>2022-12-09</text:p>
          </table:table-cell>
          <table:table-cell office:value-type="string" calcext:value-type="string">
            <text:p>Московский транспорт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c6aeab0f-c570-4bd1-a808-5fc6cb4b510f</text:p>
          </table:table-cell>
          <table:table-cell office:value-type="float" office:value="1670696724" calcext:value-type="float">
            <text:p>1670696724</text:p>
          </table:table-cell>
          <table:table-cell office:value-type="float" office:value="1670565285" calcext:value-type="float">
            <text:p>167056528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Московский транспор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S_000006218284393</text:p>
          </table:table-cell>
          <table:table-cell table:number-columns-repeated="2"/>
          <table:table-cell office:value-type="string" calcext:value-type="string">
            <text:p>2022-12-09</text:p>
          </table:table-cell>
          <table:table-cell office:value-type="string" calcext:value-type="string">
            <text:p>Московский транспорт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91646d93-7965-4e33-a61e-8ec06eb0f309</text:p>
          </table:table-cell>
          <table:table-cell office:value-type="float" office:value="1670696724" calcext:value-type="float">
            <text:p>1670696724</text:p>
          </table:table-cell>
          <table:table-cell office:value-type="float" office:value="1670594168" calcext:value-type="float">
            <text:p>167059416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Московский транспор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S_000006218284425</text:p>
          </table:table-cell>
          <table:table-cell table:number-columns-repeated="2"/>
          <table:table-cell office:value-type="string" calcext:value-type="string">
            <text:p>2022-12-09</text:p>
          </table:table-cell>
          <table:table-cell office:value-type="string" calcext:value-type="string">
            <text:p>Московский транспорт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5a9710d9-5759-4321-87b3-3db4fac75d41</text:p>
          </table:table-cell>
          <table:table-cell office:value-type="float" office:value="1670696724" calcext:value-type="float">
            <text:p>1670696724</text:p>
          </table:table-cell>
          <table:table-cell office:value-type="float" office:value="1670602458" calcext:value-type="float">
            <text:p>167060245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JSCO CENTRAL EPC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S_000006218284527</text:p>
          </table:table-cell>
          <table:table-cell table:number-columns-repeated="2"/>
          <table:table-cell office:value-type="string" calcext:value-type="string">
            <text:p>2022-12-09</text:p>
          </table:table-cell>
          <table:table-cell office:value-type="string" calcext:value-type="string">
            <text:p>JSCO CENTRAL EPC Khlob MOSKVA R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8945ddde-0d54-4049-851d-45bb23973a6f</text:p>
          </table:table-cell>
          <table:table-cell office:value-type="float" office:value="1670696724" calcext:value-type="float">
            <text:p>1670696724</text:p>
          </table:table-cell>
          <table:table-cell office:value-type="float" office:value="1670563734" calcext:value-type="float">
            <text:p>167056373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Центральная ППК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S_000006218284364</text:p>
          </table:table-cell>
          <table:table-cell table:number-columns-repeated="2"/>
          <table:table-cell office:value-type="string" calcext:value-type="string">
            <text:p>2022-12-09</text:p>
          </table:table-cell>
          <table:table-cell office:value-type="string" calcext:value-type="string">
            <text:p>Центральная ППК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a170353f-a05a-4715-b023-5683be293b5c</text:p>
          </table:table-cell>
          <table:table-cell office:value-type="float" office:value="1670789734" calcext:value-type="float">
            <text:p>1670789734</text:p>
          </table:table-cell>
          <table:table-cell office:value-type="float" office:value="1670691642" calcext:value-type="float">
            <text:p>167069164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Сергей Павлович М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S_000006201357708</text:p>
          </table:table-cell>
          <table:table-cell table:number-columns-repeated="2"/>
          <table:table-cell office:value-type="string" calcext:value-type="string">
            <text:p>2022-12-10</text:p>
          </table:table-cell>
          <table:table-cell office:value-type="string" calcext:value-type="string">
            <text:p>Сергей Павлович М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b0c062d1-ccfd-4446-864d-f29dd7fb2edb</text:p>
          </table:table-cell>
          <table:table-cell office:value-type="float" office:value="1670788328" calcext:value-type="float">
            <text:p>1670788328</text:p>
          </table:table-cell>
          <table:table-cell office:value-type="float" office:value="1670691717" calcext:value-type="float">
            <text:p>167069171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Станислав Сергеевич Г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S_000006201575454</text:p>
          </table:table-cell>
          <table:table-cell table:number-columns-repeated="2"/>
          <table:table-cell office:value-type="string" calcext:value-type="string">
            <text:p>2022-12-10</text:p>
          </table:table-cell>
          <table:table-cell office:value-type="string" calcext:value-type="string">
            <text:p>Станислав Сергеевич Г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26f56bb8-4362-4997-a5f9-46150681604a</text:p>
          </table:table-cell>
          <table:table-cell office:value-type="float" office:value="1670788328" calcext:value-type="float">
            <text:p>1670788328</text:p>
          </table:table-cell>
          <table:table-cell office:value-type="float" office:value="1670672939" calcext:value-type="float">
            <text:p>167067293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Алексей Игоревич Л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S_000006218284619</text:p>
          </table:table-cell>
          <table:table-cell table:number-columns-repeated="2"/>
          <table:table-cell office:value-type="string" calcext:value-type="string">
            <text:p>2022-12-10</text:p>
          </table:table-cell>
          <table:table-cell office:value-type="string" calcext:value-type="string">
            <text:p>Алексей Игоревич Л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78cd66fb-2a18-4b7c-aefd-9b2c49d70abb</text:p>
          </table:table-cell>
          <table:table-cell office:value-type="float" office:value="1670788328" calcext:value-type="float">
            <text:p>1670788328</text:p>
          </table:table-cell>
          <table:table-cell office:value-type="float" office:value="1670684378" calcext:value-type="float">
            <text:p>167068437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['9a1443d0-7249-4d5f-93de-db57cc8a51f7']</text:p>
          </table:table-cell>
          <table:table-cell/>
          <table:table-cell office:value-type="string" calcext:value-type="string">
            <text:p>TC LEND FRUK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S_000006218284665</text:p>
          </table:table-cell>
          <table:table-cell table:number-columns-repeated="2"/>
          <table:table-cell office:value-type="string" calcext:value-type="string">
            <text:p>2022-12-10</text:p>
          </table:table-cell>
          <table:table-cell office:value-type="string" calcext:value-type="string">
            <text:p>TC LEND FRUKTY LYUBERCY R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a4149b89-2a35-4644-84bd-da803c307872</text:p>
          </table:table-cell>
          <table:table-cell office:value-type="float" office:value="1670779735" calcext:value-type="float">
            <text:p>1670779735</text:p>
          </table:table-cell>
          <table:table-cell office:value-type="float" office:value="1670693810" calcext:value-type="float">
            <text:p>167069381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 table:number-columns-repeated="11"/>
          <table:table-cell office:value-type="string" calcext:value-type="string">
            <text:p>2022-12-10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 table:visibility="filter">
          <table:table-cell office:value-type="string" calcext:value-type="string">
            <text:p>bcabf995-a34f-404a-abc9-5dc6fb23a6b0</text:p>
          </table:table-cell>
          <table:table-cell office:value-type="float" office:value="1670779735" calcext:value-type="float">
            <text:p>1670779735</text:p>
          </table:table-cell>
          <table:table-cell office:value-type="float" office:value="1670693809" calcext:value-type="float">
            <text:p>167069380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aa0fc6b7-4468-4435-b010-d2d7f0133de9']</text:p>
          </table:table-cell>
          <table:table-cell table:number-columns-repeated="11"/>
          <table:table-cell office:value-type="string" calcext:value-type="string">
            <text:p>2022-12-10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>
          <table:table-cell office:value-type="string" calcext:value-type="string">
            <text:p>04cd5a85-4877-4d03-a117-41c4ee96c5b7</text:p>
          </table:table-cell>
          <table:table-cell office:value-type="float" office:value="1670779735" calcext:value-type="float">
            <text:p>1670779735</text:p>
          </table:table-cell>
          <table:table-cell office:value-type="float" office:value="1670684049" calcext:value-type="float">
            <text:p>167068404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Людмила Виталиевна Ф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S_000006218284640</text:p>
          </table:table-cell>
          <table:table-cell table:number-columns-repeated="3"/>
          <table:table-cell office:value-type="string" calcext:value-type="string">
            <text:p>2022-12-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030a5b2a-be97-4d02-a40c-3cb190ed9478</text:p>
          </table:table-cell>
          <table:table-cell office:value-type="float" office:value="1670779336" calcext:value-type="float">
            <text:p>1670779336</text:p>
          </table:table-cell>
          <table:table-cell office:value-type="float" office:value="1670696863" calcext:value-type="float">
            <text:p>1670696863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 table:number-columns-repeated="11"/>
          <table:table-cell office:value-type="string" calcext:value-type="string">
            <text:p>2022-12-10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 table:visibility="filter">
          <table:table-cell office:value-type="string" calcext:value-type="string">
            <text:p>7918c8ac-c440-454e-9d40-532dbf0d014e</text:p>
          </table:table-cell>
          <table:table-cell office:value-type="float" office:value="1670779336" calcext:value-type="float">
            <text:p>1670779336</text:p>
          </table:table-cell>
          <table:table-cell office:value-type="float" office:value="1670696862" calcext:value-type="float">
            <text:p>167069686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9b2bdf19-4178-421e-98bc-2f23409c143b']</text:p>
          </table:table-cell>
          <table:table-cell table:number-columns-repeated="11"/>
          <table:table-cell office:value-type="string" calcext:value-type="string">
            <text:p>2022-12-10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>
          <table:table-cell office:value-type="string" calcext:value-type="string">
            <text:p>62899480-3753-4afd-b76b-a9af243b6e9f</text:p>
          </table:table-cell>
          <table:table-cell office:value-type="float" office:value="1670779336" calcext:value-type="float">
            <text:p>1670779336</text:p>
          </table:table-cell>
          <table:table-cell office:value-type="float" office:value="1670696911" calcext:value-type="float">
            <text:p>1670696911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381553291</text:p>
          </table:table-cell>
          <table:table-cell table:number-columns-repeated="3"/>
          <table:table-cell office:value-type="string" calcext:value-type="string">
            <text:p>2022-12-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81c8e8c1-969e-4f55-a0ec-1f3e3523a94a</text:p>
          </table:table-cell>
          <table:table-cell office:value-type="float" office:value="1670788328" calcext:value-type="float">
            <text:p>1670788328</text:p>
          </table:table-cell>
          <table:table-cell office:value-type="float" office:value="1670691577" calcext:value-type="float">
            <text:p>167069157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259f28a-4151-4bdb-a492-2c5fa8551074']</text:p>
          </table:table-cell>
          <table:table-cell/>
          <table:table-cell office:value-type="string" calcext:value-type="string">
            <text:p>Джумъахон Сафаралиевич Р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S_000006218284701</text:p>
          </table:table-cell>
          <table:table-cell table:number-columns-repeated="3"/>
          <table:table-cell office:value-type="string" calcext:value-type="string">
            <text:p>2022-12-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b1767ecc-7ee3-4565-9f03-1b9d4a9cbc5d</text:p>
          </table:table-cell>
          <table:table-cell office:value-type="float" office:value="1670779735" calcext:value-type="float">
            <text:p>1670779735</text:p>
          </table:table-cell>
          <table:table-cell office:value-type="float" office:value="1670693809" calcext:value-type="float">
            <text:p>167069380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aa0fc6b7-4468-4435-b010-d2d7f0133de9', '6f2315a7-b5d7-425b-8403-3e13b01e415a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S_000006218284789</text:p>
          </table:table-cell>
          <table:table-cell table:number-columns-repeated="3"/>
          <table:table-cell office:value-type="string" calcext:value-type="string">
            <text:p>2022-12-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6441f1a6-8c1f-4d58-aa9d-fb9a4e3efdc0</text:p>
          </table:table-cell>
          <table:table-cell office:value-type="float" office:value="1670779336" calcext:value-type="float">
            <text:p>1670779336</text:p>
          </table:table-cell>
          <table:table-cell office:value-type="float" office:value="1670696862" calcext:value-type="float">
            <text:p>167069686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500" calcext:value-type="float">
            <text:p>3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9b2bdf19-4178-421e-98bc-2f23409c143b', '6f2315a7-b5d7-425b-8403-3e13b01e415a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381553287</text:p>
          </table:table-cell>
          <table:table-cell table:number-columns-repeated="3"/>
          <table:table-cell office:value-type="string" calcext:value-type="string">
            <text:p>2022-12-1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0491676b-50f8-410e-bbab-fb9761feb48d</text:p>
          </table:table-cell>
          <table:table-cell office:value-type="float" office:value="1670672249" calcext:value-type="float">
            <text:p>1670672249</text:p>
          </table:table-cell>
          <table:table-cell office:value-type="float" office:value="1670656876" calcext:value-type="float">
            <text:p>167065687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Степан Денисович Л.</text:p>
          </table:table-cell>
          <table:table-cell table:number-columns-repeated="9"/>
          <table:table-cell office:value-type="string" calcext:value-type="string">
            <text:p>2022-12-10</text:p>
          </table:table-cell>
          <table:table-cell office:value-type="string" calcext:value-type="string">
            <text:p>Степан Денисович Л.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32b1bd77-89a6-4bdb-8c80-77ce22859a97</text:p>
          </table:table-cell>
          <table:table-cell office:value-type="float" office:value="1670672842" calcext:value-type="float">
            <text:p>1670672842</text:p>
          </table:table-cell>
          <table:table-cell office:value-type="float" office:value="1670656896" calcext:value-type="float">
            <text:p>167065689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tinkoff][reg]-36993544600</text:p>
          </table:table-cell>
          <table:table-cell office:value-type="string" calcext:value-type="string">
            <text:p>[sberbank-online][reg]-0003_000051338311028</text:p>
          </table:table-cell>
          <table:table-cell table:number-columns-repeated="2"/>
          <table:table-cell office:value-type="string" calcext:value-type="string">
            <text:p>2022-12-10</text:p>
          </table:table-cell>
          <table:table-cell office:value-type="string" calcext:value-type="string">
            <text:p>Надежда Л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4cdc9c84-7d92-467f-b22c-c0a1f2668855</text:p>
          </table:table-cell>
          <table:table-cell office:value-type="float" office:value="1670672842" calcext:value-type="float">
            <text:p>1670672842</text:p>
          </table:table-cell>
          <table:table-cell office:value-type="float" office:value="1670658456" calcext:value-type="float">
            <text:p>167065845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AVIT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6995344323</text:p>
          </table:table-cell>
          <table:table-cell table:number-columns-repeated="2"/>
          <table:table-cell office:value-type="string" calcext:value-type="string">
            <text:p>2022-12-10</text:p>
          </table:table-cell>
          <table:table-cell office:value-type="string" calcext:value-type="string">
            <text:p>AVIT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e4805211-a84e-4733-9ef2-1cbf80b65c75</text:p>
          </table:table-cell>
          <table:table-cell office:value-type="float" office:value="1670672842" calcext:value-type="float">
            <text:p>1670672842</text:p>
          </table:table-cell>
          <table:table-cell office:value-type="float" office:value="1670658136" calcext:value-type="float">
            <text:p>167065813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AVIT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6994386182</text:p>
          </table:table-cell>
          <table:table-cell table:number-columns-repeated="2"/>
          <table:table-cell office:value-type="string" calcext:value-type="string">
            <text:p>2022-12-10</text:p>
          </table:table-cell>
          <table:table-cell office:value-type="string" calcext:value-type="string">
            <text:p>AVIT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9bfde041-deb7-41f1-8899-8b88f514eea6</text:p>
          </table:table-cell>
          <table:table-cell office:value-type="float" office:value="1670672249" calcext:value-type="float">
            <text:p>1670672249</text:p>
          </table:table-cell>
          <table:table-cell office:value-type="float" office:value="1670656896" calcext:value-type="float">
            <text:p>167065689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Надежда Л.</text:p>
          </table:table-cell>
          <table:table-cell table:number-columns-repeated="9"/>
          <table:table-cell office:value-type="string" calcext:value-type="string">
            <text:p>2022-12-10</text:p>
          </table:table-cell>
          <table:table-cell office:value-type="string" calcext:value-type="string">
            <text:p>Надежда Л.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8da77fb0-df57-4bc7-9f11-1417b4108c4b</text:p>
          </table:table-cell>
          <table:table-cell office:value-type="float" office:value="1670788328" calcext:value-type="float">
            <text:p>1670788328</text:p>
          </table:table-cell>
          <table:table-cell office:value-type="float" office:value="1670779631" calcext:value-type="float">
            <text:p>1670779631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Людмила Виталиевна Ф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420347929</text:p>
          </table:table-cell>
          <table:table-cell table:number-columns-repeated="2"/>
          <table:table-cell office:value-type="string" calcext:value-type="string">
            <text:p>2022-12-11</text:p>
          </table:table-cell>
          <table:table-cell office:value-type="string" calcext:value-type="string">
            <text:p>Людмила Виталиевна Ф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7748ecf0-85d9-4703-87c4-d486d4367819</text:p>
          </table:table-cell>
          <table:table-cell office:value-type="float" office:value="1670788328" calcext:value-type="float">
            <text:p>1670788328</text:p>
          </table:table-cell>
          <table:table-cell office:value-type="float" office:value="1670778875" calcext:value-type="float">
            <text:p>167077887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Руслан Данифович М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419811644</text:p>
          </table:table-cell>
          <table:table-cell table:number-columns-repeated="2"/>
          <table:table-cell office:value-type="string" calcext:value-type="string">
            <text:p>2022-12-11</text:p>
          </table:table-cell>
          <table:table-cell office:value-type="string" calcext:value-type="string">
            <text:p>Руслан Данифович М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997fc6ed-4229-41c8-bc4b-e148856a8223</text:p>
          </table:table-cell>
          <table:table-cell office:value-type="float" office:value="1670788328" calcext:value-type="float">
            <text:p>1670788328</text:p>
          </table:table-cell>
          <table:table-cell office:value-type="float" office:value="1670769668" calcext:value-type="float">
            <text:p>167076966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string" calcext:value-type="string">
            <text:p>1425.34</text:p>
          </table:table-cell>
          <table:table-cell office:value-type="string" calcext:value-type="string">
            <text:p>['c6e2fa8b-7bfc-4392-8d86-2ad5c986d131']</text:p>
          </table:table-cell>
          <table:table-cell/>
          <table:table-cell office:value-type="string" calcext:value-type="string">
            <text:p>Мейликан Тургунбаевна 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412304566</text:p>
          </table:table-cell>
          <table:table-cell table:number-columns-repeated="2"/>
          <table:table-cell office:value-type="string" calcext:value-type="string">
            <text:p>2022-12-11</text:p>
          </table:table-cell>
          <table:table-cell office:value-type="string" calcext:value-type="string">
            <text:p>Мейликан Тургунбаевна Т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4a06aacf-244a-4140-b13f-1f5892462e27</text:p>
          </table:table-cell>
          <table:table-cell office:value-type="float" office:value="1670779336" calcext:value-type="float">
            <text:p>1670779336</text:p>
          </table:table-cell>
          <table:table-cell office:value-type="float" office:value="1670769632" calcext:value-type="float">
            <text:p>167076963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Марина Викторовна Б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412243187</text:p>
          </table:table-cell>
          <table:table-cell table:number-columns-repeated="2"/>
          <table:table-cell office:value-type="string" calcext:value-type="string">
            <text:p>2022-12-11</text:p>
          </table:table-cell>
          <table:table-cell office:value-type="string" calcext:value-type="string">
            <text:p>Марина Викторовна Б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f3b42357-1078-4aaf-b902-22973cb8bf6d</text:p>
          </table:table-cell>
          <table:table-cell office:value-type="float" office:value="1670788328" calcext:value-type="float">
            <text:p>1670788328</text:p>
          </table:table-cell>
          <table:table-cell office:value-type="float" office:value="1670779975" calcext:value-type="float">
            <text:p>167077997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AVIT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7091143920</text:p>
          </table:table-cell>
          <table:table-cell table:number-columns-repeated="2"/>
          <table:table-cell office:value-type="string" calcext:value-type="string">
            <text:p>2022-12-11</text:p>
          </table:table-cell>
          <table:table-cell office:value-type="string" calcext:value-type="string">
            <text:p>AVIT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7a8e7bdb-ef8b-4a2c-a23f-8cc5da62566f</text:p>
          </table:table-cell>
          <table:table-cell office:value-type="float" office:value="1670788328" calcext:value-type="float">
            <text:p>1670788328</text:p>
          </table:table-cell>
          <table:table-cell office:value-type="float" office:value="1670779912" calcext:value-type="float">
            <text:p>167077991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AVIT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7091119794</text:p>
          </table:table-cell>
          <table:table-cell table:number-columns-repeated="2"/>
          <table:table-cell office:value-type="string" calcext:value-type="string">
            <text:p>2022-12-11</text:p>
          </table:table-cell>
          <table:table-cell office:value-type="string" calcext:value-type="string">
            <text:p>AVIT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ed187337-89d1-4a82-8e0a-c32c60310845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0877040" calcext:value-type="float">
            <text:p>167087704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Армине Гамлетовна П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557079023</text:p>
          </table:table-cell>
          <table:table-cell table:number-columns-repeated="3"/>
          <table:table-cell office:value-type="string" calcext:value-type="string">
            <text:p>2022-12-1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ee7d1c64-21b6-47c1-9174-5a56da1a310e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0868519" calcext:value-type="float">
            <text:p>167086851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Ольга Вячеславовна А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490648901</text:p>
          </table:table-cell>
          <table:table-cell table:number-columns-repeated="3"/>
          <table:table-cell office:value-type="string" calcext:value-type="string">
            <text:p>2022-12-1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4ae0a0d4-a3e0-4716-b1a2-0cd43444a5c2</text:p>
          </table:table-cell>
          <table:table-cell office:value-type="float" office:value="1670965377" calcext:value-type="float">
            <text:p>1670965377</text:p>
          </table:table-cell>
          <table:table-cell office:value-type="float" office:value="1670853172" calcext:value-type="float">
            <text:p>167085317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490648893</text:p>
          </table:table-cell>
          <table:table-cell table:number-columns-repeated="3"/>
          <table:table-cell office:value-type="string" calcext:value-type="string">
            <text:p>2022-12-1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Тинькофф Банк</text:p>
          </table:table-cell>
        </table:table-row>
        <table:table-row table:style-name="ro1" table:visibility="filter">
          <table:table-cell office:value-type="string" calcext:value-type="string">
            <text:p>033a11ee-0512-46ce-ba8c-631591fd7416</text:p>
          </table:table-cell>
          <table:table-cell office:value-type="float" office:value="1671116385" calcext:value-type="float">
            <text:p>1671116385</text:p>
          </table:table-cell>
          <table:table-cell office:value-type="float" office:value="1670860788" calcext:value-type="float">
            <text:p>167086078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700" calcext:value-type="float">
            <text:p>2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aa0fc6b7-4468-4435-b010-d2d7f0133de9']</text:p>
          </table:table-cell>
          <table:table-cell/>
          <table:table-cell office:value-type="string" calcext:value-type="string">
            <text:p>Дмитрий Михайлович Я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490648898</text:p>
          </table:table-cell>
          <table:table-cell table:number-columns-repeated="3"/>
          <table:table-cell office:value-type="string" calcext:value-type="string">
            <text:p>2022-12-12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437eb6b8-7edd-4ca3-8f23-6a2a185e5d13</text:p>
          </table:table-cell>
          <table:table-cell office:value-type="float" office:value="1670870638" calcext:value-type="float">
            <text:p>1670870638</text:p>
          </table:table-cell>
          <table:table-cell office:value-type="float" office:value="1670833104" calcext:value-type="float">
            <text:p>167083310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['cb3d751e-c203-4a45-8725-c6146a44f095']</text:p>
          </table:table-cell>
          <table:table-cell/>
          <table:table-cell office:value-type="string" calcext:value-type="string">
            <text:p>DOSTAVKA FAST FU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490648886</text:p>
          </table:table-cell>
          <table:table-cell table:number-columns-repeated="2"/>
          <table:table-cell office:value-type="string" calcext:value-type="string">
            <text:p>2022-12-12</text:p>
          </table:table-cell>
          <table:table-cell office:value-type="string" calcext:value-type="string">
            <text:p>DOSTAVKA FAST FUD KRASNOGORSK R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0e5a3679-32dc-4e7f-9118-c3eae848c4ff</text:p>
          </table:table-cell>
          <table:table-cell office:value-type="float" office:value="1671116385" calcext:value-type="float">
            <text:p>1671116385</text:p>
          </table:table-cell>
          <table:table-cell office:value-type="float" office:value="1670815339" calcext:value-type="float">
            <text:p>167081533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Московский транспор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490648877</text:p>
          </table:table-cell>
          <table:table-cell table:number-columns-repeated="2"/>
          <table:table-cell office:value-type="string" calcext:value-type="string">
            <text:p>2022-12-12</text:p>
          </table:table-cell>
          <table:table-cell office:value-type="string" calcext:value-type="string">
            <text:p>Московский транспорт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a9914fb9-0a7d-4bb0-932e-339ca8f15ab1</text:p>
          </table:table-cell>
          <table:table-cell office:value-type="float" office:value="1671116385" calcext:value-type="float">
            <text:p>1671116385</text:p>
          </table:table-cell>
          <table:table-cell office:value-type="float" office:value="1670812988" calcext:value-type="float">
            <text:p>167081298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Центральная ППК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490648875</text:p>
          </table:table-cell>
          <table:table-cell table:number-columns-repeated="2"/>
          <table:table-cell office:value-type="string" calcext:value-type="string">
            <text:p>2022-12-12</text:p>
          </table:table-cell>
          <table:table-cell office:value-type="string" calcext:value-type="string">
            <text:p>Центральная ППК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50676724-7585-422d-b368-54f03a4652c9</text:p>
          </table:table-cell>
          <table:table-cell office:value-type="float" office:value="1671446931" calcext:value-type="float">
            <text:p>1671446931</text:p>
          </table:table-cell>
          <table:table-cell office:value-type="float" office:value="1670922349" calcext:value-type="float">
            <text:p>167092234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SP DOSTAVKA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557079028</text:p>
          </table:table-cell>
          <table:table-cell table:number-columns-repeated="2"/>
          <table:table-cell office:value-type="string" calcext:value-type="string">
            <text:p>2022-12-13</text:p>
          </table:table-cell>
          <table:table-cell office:value-type="string" calcext:value-type="string">
            <text:p>SP DOSTAVKA REUTOV R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9d460c06-f09c-4324-9b40-60a43fb2b3ae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0934362" calcext:value-type="float">
            <text:p>167093436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Армине Гамлетовна П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557079041</text:p>
          </table:table-cell>
          <table:table-cell table:number-columns-repeated="3"/>
          <table:table-cell office:value-type="string" calcext:value-type="string">
            <text:p>2022-12-1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a4b7a4bf-456c-4403-8314-ce2eac433d19</text:p>
          </table:table-cell>
          <table:table-cell office:value-type="float" office:value="1670965428" calcext:value-type="float">
            <text:p>1670965428</text:p>
          </table:table-cell>
          <table:table-cell office:value-type="float" office:value="1670929602" calcext:value-type="float">
            <text:p>167092960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557079037</text:p>
          </table:table-cell>
          <table:table-cell table:number-columns-repeated="3"/>
          <table:table-cell office:value-type="string" calcext:value-type="string">
            <text:p>2022-12-1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Тинькофф Банк</text:p>
          </table:table-cell>
        </table:table-row>
        <table:table-row table:style-name="ro1" table:visibility="filter">
          <table:table-cell office:value-type="string" calcext:value-type="string">
            <text:p>240fd139-4abb-4f13-964b-ef91264eb5ad</text:p>
          </table:table-cell>
          <table:table-cell office:value-type="float" office:value="1670965428" calcext:value-type="float">
            <text:p>1670965428</text:p>
          </table:table-cell>
          <table:table-cell office:value-type="float" office:value="1670937163" calcext:value-type="float">
            <text:p>1670937163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300" calcext:value-type="float">
            <text:p>2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557079045</text:p>
          </table:table-cell>
          <table:table-cell table:number-columns-repeated="3"/>
          <table:table-cell office:value-type="string" calcext:value-type="string">
            <text:p>2022-12-1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Тинькофф Банк</text:p>
          </table:table-cell>
        </table:table-row>
        <table:table-row table:style-name="ro1" table:visibility="filter">
          <table:table-cell office:value-type="string" calcext:value-type="string">
            <text:p>9a43fa83-83e8-4835-99cb-a291df1e9dc0</text:p>
          </table:table-cell>
          <table:table-cell office:value-type="float" office:value="1670965428" calcext:value-type="float">
            <text:p>1670965428</text:p>
          </table:table-cell>
          <table:table-cell office:value-type="float" office:value="1670963884" calcext:value-type="float">
            <text:p>167096388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['c6e2fa8b-7bfc-4392-8d86-2ad5c986d131']</text:p>
          </table:table-cell>
          <table:table-cell/>
          <table:table-cell office:value-type="string" calcext:value-type="string">
            <text:p>Мейликан Тургунбаевна 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562039822</text:p>
          </table:table-cell>
          <table:table-cell table:number-columns-repeated="2"/>
          <table:table-cell office:value-type="string" calcext:value-type="string">
            <text:p>2022-12-13</text:p>
          </table:table-cell>
          <table:table-cell office:value-type="string" calcext:value-type="string">
            <text:p>Мейликан Тургунбаевна Т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ced2f070-2cfb-432b-a5f6-57484eb9b035</text:p>
          </table:table-cell>
          <table:table-cell office:value-type="float" office:value="1671541680" calcext:value-type="float">
            <text:p>1671541680</text:p>
          </table:table-cell>
          <table:table-cell office:value-type="float" office:value="1671005701" calcext:value-type="float">
            <text:p>1671005701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Екатерина Дмитриевна К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631197108</text:p>
          </table:table-cell>
          <table:table-cell table:number-columns-repeated="3"/>
          <table:table-cell office:value-type="string" calcext:value-type="string">
            <text:p>2022-12-14</text:p>
          </table:table-cell>
          <table:table-cell office:value-type="string" calcext:value-type="string">
            <text:p>Екатерина Дмитриевна К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a7d45352-b5bc-4c5e-8788-ab47524661e1</text:p>
          </table:table-cell>
          <table:table-cell office:value-type="float" office:value="1671541680" calcext:value-type="float">
            <text:p>1671541680</text:p>
          </table:table-cell>
          <table:table-cell office:value-type="float" office:value="1671020575" calcext:value-type="float">
            <text:p>167102057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800" calcext:value-type="float">
            <text:p>2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9b2bdf19-4178-421e-98bc-2f23409c143b']</text:p>
          </table:table-cell>
          <table:table-cell/>
          <table:table-cell office:value-type="string" calcext:value-type="string">
            <text:p>Алексей Сергеевич К</text:p>
          </table:table-cell>
          <table:table-cell table:number-columns-repeated="9"/>
          <table:table-cell office:value-type="string" calcext:value-type="string">
            <text:p>2022-12-14</text:p>
          </table:table-cell>
          <table:table-cell office:value-type="string" calcext:value-type="string">
            <text:p>Алексей Сергеевич К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>
          <table:table-cell office:value-type="string" calcext:value-type="string">
            <text:p>0f096903-c7a4-4c5d-b175-451f28260648</text:p>
          </table:table-cell>
          <table:table-cell office:value-type="float" office:value="1671541680" calcext:value-type="float">
            <text:p>1671541680</text:p>
          </table:table-cell>
          <table:table-cell office:value-type="float" office:value="1671020574" calcext:value-type="float">
            <text:p>167102057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Алексей Сергеевич К</text:p>
          </table:table-cell>
          <table:table-cell table:number-columns-repeated="9"/>
          <table:table-cell office:value-type="string" calcext:value-type="string">
            <text:p>2022-12-14</text:p>
          </table:table-cell>
          <table:table-cell office:value-type="string" calcext:value-type="string">
            <text:p>Алексей Сергеевич К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 table:visibility="filter">
          <table:table-cell office:value-type="string" calcext:value-type="string">
            <text:p>71da5c42-2043-454c-a314-840423f54460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0999360" calcext:value-type="float">
            <text:p>167099936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259f28a-4151-4bdb-a492-2c5fa8551074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631197096</text:p>
          </table:table-cell>
          <table:table-cell table:number-columns-repeated="3"/>
          <table:table-cell office:value-type="string" calcext:value-type="string">
            <text:p>2022-12-1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Тинькофф Банк</text:p>
          </table:table-cell>
        </table:table-row>
        <table:table-row table:style-name="ro1" table:visibility="filter">
          <table:table-cell office:value-type="string" calcext:value-type="string">
            <text:p>4fde1d0f-7532-49c1-966d-580d8eb5ef05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028463" calcext:value-type="float">
            <text:p>1671028463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Центральная ППК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631197128</text:p>
          </table:table-cell>
          <table:table-cell table:number-columns-repeated="2"/>
          <table:table-cell office:value-type="string" calcext:value-type="string">
            <text:p>2022-12-14</text:p>
          </table:table-cell>
          <table:table-cell office:value-type="string" calcext:value-type="string">
            <text:p>Центральная ППК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37bbe104-b038-4484-81b5-075897275113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0999855" calcext:value-type="float">
            <text:p>167099985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Владимир Михайлович К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631197100</text:p>
          </table:table-cell>
          <table:table-cell table:number-columns-repeated="3"/>
          <table:table-cell office:value-type="string" calcext:value-type="string">
            <text:p>2022-12-14</text:p>
          </table:table-cell>
          <table:table-cell office:value-type="string" calcext:value-type="string">
            <text:p>Владимир Михайлович К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ef80d0f0-45db-41a7-aab9-7be5d43341ef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023412" calcext:value-type="float">
            <text:p>167102341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606575411</text:p>
          </table:table-cell>
          <table:table-cell table:number-columns-repeated="2"/>
          <table:table-cell office:value-type="string" calcext:value-type="string">
            <text:p>2022-12-1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896bc470-31cb-4b96-9480-6b47422d29f2</text:p>
          </table:table-cell>
          <table:table-cell office:value-type="float" office:value="1671538264" calcext:value-type="float">
            <text:p>1671538264</text:p>
          </table:table-cell>
          <table:table-cell office:value-type="float" office:value="1671007400" calcext:value-type="float">
            <text:p>167100740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Виктория Александровна П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631197110</text:p>
          </table:table-cell>
          <table:table-cell table:number-columns-repeated="3"/>
          <table:table-cell office:value-type="string" calcext:value-type="string">
            <text:p>2022-12-14</text:p>
          </table:table-cell>
          <table:table-cell office:value-type="string" calcext:value-type="string">
            <text:p>Виктория Александровна П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e3508cac-c785-414a-b1a1-45613a13aae3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015991" calcext:value-type="float">
            <text:p>1671015991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aa0fc6b7-4468-4435-b010-d2d7f0133de9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631197115</text:p>
          </table:table-cell>
          <table:table-cell table:number-columns-repeated="3"/>
          <table:table-cell office:value-type="string" calcext:value-type="string">
            <text:p>2022-12-1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Марина Викторовна Б.</text:p>
          </table:table-cell>
        </table:table-row>
        <table:table-row table:style-name="ro1" table:visibility="filter">
          <table:table-cell office:value-type="string" calcext:value-type="string">
            <text:p>bea4418a-0f66-4bad-bce0-c85af825417b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024794" calcext:value-type="float">
            <text:p>167102479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string" calcext:value-type="string">
            <text:p>2356.79</text:p>
          </table:table-cell>
          <table:table-cell office:value-type="string" calcext:value-type="string">
            <text:p>['c6e2fa8b-7bfc-4392-8d86-2ad5c986d131']</text:p>
          </table:table-cell>
          <table:table-cell/>
          <table:table-cell office:value-type="string" calcext:value-type="string">
            <text:p>Мейликан Тургунбаевна 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608333290</text:p>
          </table:table-cell>
          <table:table-cell table:number-columns-repeated="2"/>
          <table:table-cell office:value-type="string" calcext:value-type="string">
            <text:p>2022-12-14</text:p>
          </table:table-cell>
          <table:table-cell office:value-type="string" calcext:value-type="string">
            <text:p>Мейликан Тургунбаевна Т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58e602de-d0d6-40e8-b644-345c2d000f0d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026240" calcext:value-type="float">
            <text:p>167102624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Московский транспор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631197127</text:p>
          </table:table-cell>
          <table:table-cell table:number-columns-repeated="2"/>
          <table:table-cell office:value-type="string" calcext:value-type="string">
            <text:p>2022-12-14</text:p>
          </table:table-cell>
          <table:table-cell office:value-type="string" calcext:value-type="string">
            <text:p>Московский транспорт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319b51d2-b3ee-486e-92ef-e05bd705d2e8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043400" calcext:value-type="float">
            <text:p>167104340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Армине Гамлетовна П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627630669</text:p>
          </table:table-cell>
          <table:table-cell table:number-columns-repeated="2"/>
          <table:table-cell office:value-type="string" calcext:value-type="string">
            <text:p>2022-12-14</text:p>
          </table:table-cell>
          <table:table-cell office:value-type="string" calcext:value-type="string">
            <text:p>Армине Гамлетовна П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8962c93a-eee9-48cc-829c-96eaf31ddafd</text:p>
          </table:table-cell>
          <table:table-cell office:value-type="float" office:value="1671541680" calcext:value-type="float">
            <text:p>1671541680</text:p>
          </table:table-cell>
          <table:table-cell office:value-type="float" office:value="1671020574" calcext:value-type="float">
            <text:p>167102057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4300" calcext:value-type="float">
            <text:p>4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, '9b2bdf19-4178-421e-98bc-2f23409c143b']</text:p>
          </table:table-cell>
          <table:table-cell/>
          <table:table-cell office:value-type="string" calcext:value-type="string">
            <text:p>Алексей Сергеевич К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631197118</text:p>
          </table:table-cell>
          <table:table-cell table:number-columns-repeated="3"/>
          <table:table-cell office:value-type="string" calcext:value-type="string">
            <text:p>2022-12-14</text:p>
          </table:table-cell>
          <table:table-cell office:value-type="string" calcext:value-type="string">
            <text:p>Алексей Сергеевич К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e66c0aaf-e350-4d4b-888f-12183dbe8076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101792" calcext:value-type="float">
            <text:p>167110179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Владимир Михайлович К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668445963</text:p>
          </table:table-cell>
          <table:table-cell table:number-columns-repeated="2"/>
          <table:table-cell office:value-type="string" calcext:value-type="string">
            <text:p>2022-12-15</text:p>
          </table:table-cell>
          <table:table-cell office:value-type="string" calcext:value-type="string">
            <text:p>Владимир Михайлович К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20dfa1b5-ddd8-4c06-bd78-85816a3a7bd2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116209" calcext:value-type="float">
            <text:p>167111620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office:value-type="string" calcext:value-type="string">
            <text:p>Валерия Михайловна Н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688723602</text:p>
          </table:table-cell>
          <table:table-cell table:number-columns-repeated="2"/>
          <table:table-cell office:value-type="string" calcext:value-type="string">
            <text:p>2022-12-15</text:p>
          </table:table-cell>
          <table:table-cell office:value-type="string" calcext:value-type="string">
            <text:p>Валерия Михайловна Н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e961f31e-23f7-4348-b13b-57ba2ffa5f13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101708" calcext:value-type="float">
            <text:p>167110170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Алексей Сергеевич К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668321524</text:p>
          </table:table-cell>
          <table:table-cell table:number-columns-repeated="2"/>
          <table:table-cell office:value-type="string" calcext:value-type="string">
            <text:p>2022-12-15</text:p>
          </table:table-cell>
          <table:table-cell office:value-type="string" calcext:value-type="string">
            <text:p>Алексей Сергеевич К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85366122-f70e-47bb-b656-ece4f47ca064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052094" calcext:value-type="float">
            <text:p>167105209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Армине Гамлетовна П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661886156</text:p>
          </table:table-cell>
          <table:table-cell table:number-columns-repeated="3"/>
          <table:table-cell office:value-type="string" calcext:value-type="string">
            <text:p>2022-12-1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cbe97c98-a2d0-42b6-af52-bcecefb6d488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111009" calcext:value-type="float">
            <text:p>167111100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3500" calcext:value-type="float">
            <text:p>1350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Дмитрий Викторович Б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681598421</text:p>
          </table:table-cell>
          <table:table-cell table:number-columns-repeated="2"/>
          <table:table-cell office:value-type="string" calcext:value-type="string">
            <text:p>2022-12-15</text:p>
          </table:table-cell>
          <table:table-cell office:value-type="string" calcext:value-type="string">
            <text:p>Дмитрий Викторович Б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e28611b8-80d1-44fc-b729-bc2dd00ec169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111267" calcext:value-type="float">
            <text:p>167111126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['3621029e-fccc-41db-8513-1ef3d3ac4913']</text:p>
          </table:table-cell>
          <table:table-cell/>
          <table:table-cell office:value-type="string" calcext:value-type="string">
            <text:p>Юлия Викторовна С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681955120</text:p>
          </table:table-cell>
          <table:table-cell table:number-columns-repeated="2"/>
          <table:table-cell office:value-type="string" calcext:value-type="string">
            <text:p>2022-12-15</text:p>
          </table:table-cell>
          <table:table-cell office:value-type="string" calcext:value-type="string">
            <text:p>Юлия Викторовна С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9a061f78-0e67-4a06-aa24-83679b74dea8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096998" calcext:value-type="float">
            <text:p>167109699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050" calcext:value-type="float">
            <text:p>1050</text:p>
          </table:table-cell>
          <table:table-cell table:number-columns-repeated="2"/>
          <table:table-cell office:value-type="string" calcext:value-type="string">
            <text:p>Абдулло Сафарович Г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661350405</text:p>
          </table:table-cell>
          <table:table-cell table:number-columns-repeated="2"/>
          <table:table-cell office:value-type="string" calcext:value-type="string">
            <text:p>2022-12-15</text:p>
          </table:table-cell>
          <table:table-cell office:value-type="string" calcext:value-type="string">
            <text:p>Абдулло Сафарович Г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437a6c28-3716-4f8e-abd6-4cf8744b04a8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099606" calcext:value-type="float">
            <text:p>167109960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string" calcext:value-type="string">
            <text:p>536.54</text:p>
          </table:table-cell>
          <table:table-cell table:number-columns-repeated="2"/>
          <table:table-cell office:value-type="string" calcext:value-type="string">
            <text:p>LENTA-1334 Gorod Moskva RUS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668347477</text:p>
          </table:table-cell>
          <table:table-cell table:number-columns-repeated="2"/>
          <table:table-cell office:value-type="string" calcext:value-type="string">
            <text:p>2022-12-15</text:p>
          </table:table-cell>
          <table:table-cell office:value-type="string" calcext:value-type="string">
            <text:p>LENTA-1334 Gorod Moskva R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798ef5b3-6754-4f1a-b9d1-e130f96db114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119870" calcext:value-type="float">
            <text:p>167111987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AVIT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7318224740</text:p>
          </table:table-cell>
          <table:table-cell table:number-columns-repeated="2"/>
          <table:table-cell office:value-type="string" calcext:value-type="string">
            <text:p>2022-12-15</text:p>
          </table:table-cell>
          <table:table-cell office:value-type="string" calcext:value-type="string">
            <text:p>AVIT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a84bca5c-1eed-4a77-8ef5-6161f0f2eb4e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117457" calcext:value-type="float">
            <text:p>167111745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AVIT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7316366606</text:p>
          </table:table-cell>
          <table:table-cell table:number-columns-repeated="2"/>
          <table:table-cell office:value-type="string" calcext:value-type="string">
            <text:p>2022-12-15</text:p>
          </table:table-cell>
          <table:table-cell office:value-type="string" calcext:value-type="string">
            <text:p>AVIT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aaf6bcb2-e694-49e6-8bfd-7a29d1a23722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117390" calcext:value-type="float">
            <text:p>167111739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AVIT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7316297799</text:p>
          </table:table-cell>
          <table:table-cell table:number-columns-repeated="2"/>
          <table:table-cell office:value-type="string" calcext:value-type="string">
            <text:p>2022-12-15</text:p>
          </table:table-cell>
          <table:table-cell office:value-type="string" calcext:value-type="string">
            <text:p>AVIT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40581ef0-94e1-4c61-9bf4-79575acc9213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185210" calcext:value-type="float">
            <text:p>167118521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6600" calcext:value-type="float">
            <text:p>6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259f28a-4151-4bdb-a492-2c5fa8551074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771110464</text:p>
          </table:table-cell>
          <table:table-cell table:number-columns-repeated="3"/>
          <table:table-cell office:value-type="string" calcext:value-type="string">
            <text:p>2022-12-1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Тинькофф Банк</text:p>
          </table:table-cell>
        </table:table-row>
        <table:table-row table:style-name="ro1" table:visibility="filter">
          <table:table-cell office:value-type="string" calcext:value-type="string">
            <text:p>f6667503-3b96-41eb-83f1-1992a099f3f3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211864" calcext:value-type="float">
            <text:p>167121186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700" calcext:value-type="float">
            <text:p>2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9b2bdf19-4178-421e-98bc-2f23409c143b']</text:p>
          </table:table-cell>
          <table:table-cell/>
          <table:table-cell office:value-type="string" calcext:value-type="string">
            <text:p>Виктория Александровна П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830915248</text:p>
          </table:table-cell>
          <table:table-cell table:number-columns-repeated="3"/>
          <table:table-cell office:value-type="string" calcext:value-type="string">
            <text:p>2022-12-16</text:p>
          </table:table-cell>
          <table:table-cell office:value-type="string" calcext:value-type="string">
            <text:p>Виктория Александровна П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a31e8eeb-eaf0-4f58-8e1f-dd966eb3f173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175057" calcext:value-type="float">
            <text:p>167117505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['9a1443d0-7249-4d5f-93de-db57cc8a51f7']</text:p>
          </table:table-cell>
          <table:table-cell/>
          <table:table-cell office:value-type="string" calcext:value-type="string">
            <text:p>TC LEND FRUK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771110440</text:p>
          </table:table-cell>
          <table:table-cell table:number-columns-repeated="2"/>
          <table:table-cell office:value-type="string" calcext:value-type="string">
            <text:p>2022-12-16</text:p>
          </table:table-cell>
          <table:table-cell office:value-type="string" calcext:value-type="string">
            <text:p>TC LEND FRUKTY LYUBERCY R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060371de-4404-494c-a689-c4a39bf71b48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182708" calcext:value-type="float">
            <text:p>167118270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['cb3d751e-c203-4a45-8725-c6146a44f095']</text:p>
          </table:table-cell>
          <table:table-cell/>
          <table:table-cell office:value-type="string" calcext:value-type="string">
            <text:p>KFC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771110457</text:p>
          </table:table-cell>
          <table:table-cell table:number-columns-repeated="2"/>
          <table:table-cell office:value-type="string" calcext:value-type="string">
            <text:p>2022-12-16</text:p>
          </table:table-cell>
          <table:table-cell office:value-type="string" calcext:value-type="string">
            <text:p>KFC LYUBERTSY LYUBERCY R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49dd2726-4c24-462d-ae83-264d2274f8b5</text:p>
          </table:table-cell>
          <table:table-cell office:value-type="float" office:value="1671539014" calcext:value-type="float">
            <text:p>1671539014</text:p>
          </table:table-cell>
          <table:table-cell office:value-type="float" office:value="1671181312" calcext:value-type="float">
            <text:p>167118131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380" calcext:value-type="float">
            <text:p>13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Наталья Игоревна Ф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771110450</text:p>
          </table:table-cell>
          <table:table-cell table:number-columns-repeated="3"/>
          <table:table-cell office:value-type="string" calcext:value-type="string">
            <text:p>2022-12-16</text:p>
          </table:table-cell>
          <table:table-cell office:value-type="string" calcext:value-type="string">
            <text:p>Наталья Игоревна Ф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ab506796-34c2-40de-a1b9-b49894f91160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184458" calcext:value-type="float">
            <text:p>167118445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['cb3d751e-c203-4a45-8725-c6146a44f095']</text:p>
          </table:table-cell>
          <table:table-cell/>
          <table:table-cell office:value-type="string" calcext:value-type="string">
            <text:p>KFC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771110459</text:p>
          </table:table-cell>
          <table:table-cell table:number-columns-repeated="2"/>
          <table:table-cell office:value-type="string" calcext:value-type="string">
            <text:p>2022-12-16</text:p>
          </table:table-cell>
          <table:table-cell office:value-type="string" calcext:value-type="string">
            <text:p>KFC LYUBERTSY LYUBERCY R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fa810d0a-65e9-47f4-9a05-ce09af25fc25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170664" calcext:value-type="float">
            <text:p>167117066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500" calcext:value-type="float">
            <text:p>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Артемий Юрьевич С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771110437</text:p>
          </table:table-cell>
          <table:table-cell table:number-columns-repeated="3"/>
          <table:table-cell office:value-type="string" calcext:value-type="string">
            <text:p>2022-12-16</text:p>
          </table:table-cell>
          <table:table-cell office:value-type="string" calcext:value-type="string">
            <text:p>Артемий Юрьевич С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391cc77f-f8d3-4d02-bff8-b5e2fc767d96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211814" calcext:value-type="float">
            <text:p>167121181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Александр Анатольевич Р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771134660</text:p>
          </table:table-cell>
          <table:table-cell table:number-columns-repeated="2"/>
          <table:table-cell office:value-type="string" calcext:value-type="string">
            <text:p>2022-12-16</text:p>
          </table:table-cell>
          <table:table-cell office:value-type="string" calcext:value-type="string">
            <text:p>Александр Анатольевич Р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f6b64a39-d930-471a-9349-5b3754b875a5</text:p>
          </table:table-cell>
          <table:table-cell office:value-type="float" office:value="1671541680" calcext:value-type="float">
            <text:p>1671541680</text:p>
          </table:table-cell>
          <table:table-cell office:value-type="float" office:value="1671292779" calcext:value-type="float">
            <text:p>167129277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4500" calcext:value-type="float">
            <text:p>4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9b2bdf19-4178-421e-98bc-2f23409c143b']</text:p>
          </table:table-cell>
          <table:table-cell/>
          <table:table-cell office:value-type="string" calcext:value-type="string">
            <text:p>Екатерина Дмитриевна К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830915273</text:p>
          </table:table-cell>
          <table:table-cell table:number-columns-repeated="3"/>
          <table:table-cell office:value-type="string" calcext:value-type="string">
            <text:p>2022-12-17</text:p>
          </table:table-cell>
          <table:table-cell office:value-type="string" calcext:value-type="string">
            <text:p>Екатерина Дмитриевна К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2a0a7a7a-9e42-429b-9c20-0008b23015e9</text:p>
          </table:table-cell>
          <table:table-cell office:value-type="float" office:value="1671539014" calcext:value-type="float">
            <text:p>1671539014</text:p>
          </table:table-cell>
          <table:table-cell office:value-type="float" office:value="1671274621" calcext:value-type="float">
            <text:p>1671274621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Наталья Игоревна Ф</text:p>
          </table:table-cell>
          <table:table-cell table:number-columns-repeated="9"/>
          <table:table-cell office:value-type="string" calcext:value-type="string">
            <text:p>2022-12-17</text:p>
          </table:table-cell>
          <table:table-cell office:value-type="string" calcext:value-type="string">
            <text:p>Наталья Игоревна Ф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 table:visibility="filter">
          <table:table-cell office:value-type="string" calcext:value-type="string">
            <text:p>f1ae3345-8e94-465e-bbd9-17be0817890a</text:p>
          </table:table-cell>
          <table:table-cell office:value-type="float" office:value="1671539014" calcext:value-type="float">
            <text:p>1671539014</text:p>
          </table:table-cell>
          <table:table-cell office:value-type="float" office:value="1671274620" calcext:value-type="float">
            <text:p>167127462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4600" calcext:value-type="float">
            <text:p>4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aa0fc6b7-4468-4435-b010-d2d7f0133de9']</text:p>
          </table:table-cell>
          <table:table-cell/>
          <table:table-cell office:value-type="string" calcext:value-type="string">
            <text:p>Наталья Игоревна Ф</text:p>
          </table:table-cell>
          <table:table-cell table:number-columns-repeated="9"/>
          <table:table-cell office:value-type="string" calcext:value-type="string">
            <text:p>2022-12-17</text:p>
          </table:table-cell>
          <table:table-cell office:value-type="string" calcext:value-type="string">
            <text:p>Наталья Игоревна Ф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 table:visibility="filter">
          <table:table-cell office:value-type="string" calcext:value-type="string">
            <text:p>68b1ed94-2c95-4d9a-adce-b1bdeaeeb926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279335" calcext:value-type="float">
            <text:p>167127933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OAO CPPC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830915267</text:p>
          </table:table-cell>
          <table:table-cell table:number-columns-repeated="2"/>
          <table:table-cell office:value-type="string" calcext:value-type="string">
            <text:p>2022-12-17</text:p>
          </table:table-cell>
          <table:table-cell office:value-type="string" calcext:value-type="string">
            <text:p>OAO CPPC Reutov R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40d8e9a2-2ac0-42dd-bc12-bc4659fcc90d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247510" calcext:value-type="float">
            <text:p>167124751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812" calcext:value-type="float">
            <text:p>812</text:p>
          </table:table-cell>
          <table:table-cell table:number-columns-repeated="2"/>
          <table:table-cell office:value-type="string" calcext:value-type="string">
            <text:p>Сергей Александрович К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782896376</text:p>
          </table:table-cell>
          <table:table-cell table:number-columns-repeated="2"/>
          <table:table-cell office:value-type="string" calcext:value-type="string">
            <text:p>2022-12-17</text:p>
          </table:table-cell>
          <table:table-cell office:value-type="string" calcext:value-type="string">
            <text:p>Сергей Александрович К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0ba0b7c3-4672-424e-a0f2-2d70616faa41</text:p>
          </table:table-cell>
          <table:table-cell office:value-type="float" office:value="1671539014" calcext:value-type="float">
            <text:p>1671539014</text:p>
          </table:table-cell>
          <table:table-cell office:value-type="float" office:value="1671274620" calcext:value-type="float">
            <text:p>167127462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4720" calcext:value-type="float">
            <text:p>47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aa0fc6b7-4468-4435-b010-d2d7f0133de9', '6f2315a7-b5d7-425b-8403-3e13b01e415a']</text:p>
          </table:table-cell>
          <table:table-cell/>
          <table:table-cell office:value-type="string" calcext:value-type="string">
            <text:p>Наталья Игоревна Ф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830915259</text:p>
          </table:table-cell>
          <table:table-cell table:number-columns-repeated="3"/>
          <table:table-cell office:value-type="string" calcext:value-type="string">
            <text:p>2022-12-17</text:p>
          </table:table-cell>
          <table:table-cell office:value-type="string" calcext:value-type="string">
            <text:p>Наталья Игоревна Ф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9c8d045e-db1f-442c-b980-50018f966513</text:p>
          </table:table-cell>
          <table:table-cell office:value-type="float" office:value="1671623279" calcext:value-type="float">
            <text:p>1671623279</text:p>
          </table:table-cell>
          <table:table-cell office:value-type="float" office:value="1671354645" calcext:value-type="float">
            <text:p>167135464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Елена Владимировна Д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861457128</text:p>
          </table:table-cell>
          <table:table-cell table:number-columns-repeated="3"/>
          <table:table-cell office:value-type="string" calcext:value-type="string">
            <text:p>2022-12-18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5a99f461-de8f-47e7-841b-3878a8faaa83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362863" calcext:value-type="float">
            <text:p>1671362863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Московский транспор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861457144</text:p>
          </table:table-cell>
          <table:table-cell table:number-columns-repeated="2"/>
          <table:table-cell office:value-type="string" calcext:value-type="string">
            <text:p>2022-12-18</text:p>
          </table:table-cell>
          <table:table-cell office:value-type="string" calcext:value-type="string">
            <text:p>Московский транспорт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05670aa6-44e5-4034-8697-9a61fd398535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365719" calcext:value-type="float">
            <text:p>167136571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'5dc1cd3e-05dc-482f-87ad-1979c2f16a9e']</text:p>
          </table:table-cell>
          <table:table-cell/>
          <table:table-cell office:value-type="string" calcext:value-type="string">
            <text:p>OAO Tsentralnaya PPK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863080224</text:p>
          </table:table-cell>
          <table:table-cell table:number-columns-repeated="2"/>
          <table:table-cell office:value-type="string" calcext:value-type="string">
            <text:p>2022-12-18</text:p>
          </table:table-cell>
          <table:table-cell office:value-type="string" calcext:value-type="string">
            <text:p>OAO Tsentralnaya PPK K MOSKVA RU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c70a7576-d325-4167-800f-f4fc3be454ed</text:p>
          </table:table-cell>
          <table:table-cell office:value-type="float" office:value="1671538264" calcext:value-type="float">
            <text:p>1671538264</text:p>
          </table:table-cell>
          <table:table-cell office:value-type="float" office:value="1671310904" calcext:value-type="float">
            <text:p>167131090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Виктория Александровна П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834831740</text:p>
          </table:table-cell>
          <table:table-cell table:number-columns-repeated="2"/>
          <table:table-cell office:value-type="string" calcext:value-type="string">
            <text:p>2022-12-18</text:p>
          </table:table-cell>
          <table:table-cell office:value-type="string" calcext:value-type="string">
            <text:p>Виктория Александровна П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6a5744a2-871a-4fe1-b137-d9ccf1cc5480</text:p>
          </table:table-cell>
          <table:table-cell office:value-type="float" office:value="1671538264" calcext:value-type="float">
            <text:p>1671538264</text:p>
          </table:table-cell>
          <table:table-cell office:value-type="float" office:value="1671353886" calcext:value-type="float">
            <text:p>167135388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c07b5caa-9ca0-479e-9ae5-de84ca5a9be9']</text:p>
          </table:table-cell>
          <table:table-cell/>
          <table:table-cell office:value-type="string" calcext:value-type="string">
            <text:p>Бахрулло Пардаевич С.</text:p>
          </table:table-cell>
          <table:table-cell table:number-columns-repeated="9"/>
          <table:table-cell office:value-type="string" calcext:value-type="string">
            <text:p>2022-12-18</text:p>
          </table:table-cell>
          <table:table-cell office:value-type="string" calcext:value-type="string">
            <text:p>Бахрулло Пардаевич С.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>
          <table:table-cell office:value-type="string" calcext:value-type="string">
            <text:p>6a522fa2-0df9-47d2-ba49-c832b8d3b9d6</text:p>
          </table:table-cell>
          <table:table-cell office:value-type="float" office:value="1671538264" calcext:value-type="float">
            <text:p>1671538264</text:p>
          </table:table-cell>
          <table:table-cell office:value-type="float" office:value="1671353887" calcext:value-type="float">
            <text:p>167135388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Бахрулло Пардаевич С.</text:p>
          </table:table-cell>
          <table:table-cell table:number-columns-repeated="9"/>
          <table:table-cell office:value-type="string" calcext:value-type="string">
            <text:p>2022-12-18</text:p>
          </table:table-cell>
          <table:table-cell office:value-type="string" calcext:value-type="string">
            <text:p>Бахрулло Пардаевич С.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>
          <table:table-cell office:value-type="string" calcext:value-type="string">
            <text:p>dce425a5-9860-43ed-88cd-c790578eb108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366026" calcext:value-type="float">
            <text:p>167136602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Станислав Сергеевич Г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863165899</text:p>
          </table:table-cell>
          <table:table-cell table:number-columns-repeated="2"/>
          <table:table-cell office:value-type="string" calcext:value-type="string">
            <text:p>2022-12-18</text:p>
          </table:table-cell>
          <table:table-cell office:value-type="string" calcext:value-type="string">
            <text:p>Станислав Сергеевич Г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aac292cc-a932-4f19-a48d-9f6d79a08fd4</text:p>
          </table:table-cell>
          <table:table-cell office:value-type="float" office:value="1671538264" calcext:value-type="float">
            <text:p>1671538264</text:p>
          </table:table-cell>
          <table:table-cell office:value-type="float" office:value="1671353886" calcext:value-type="float">
            <text:p>167135388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500" calcext:value-type="float">
            <text:p>3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c07b5caa-9ca0-479e-9ae5-de84ca5a9be9', '6f2315a7-b5d7-425b-8403-3e13b01e415a']</text:p>
          </table:table-cell>
          <table:table-cell/>
          <table:table-cell office:value-type="string" calcext:value-type="string">
            <text:p>Бахрулло Пардаевич С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861457117</text:p>
          </table:table-cell>
          <table:table-cell table:number-columns-repeated="3"/>
          <table:table-cell office:value-type="string" calcext:value-type="string">
            <text:p>2022-12-18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9addb129-edc6-4009-8414-468b7b136818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358627" calcext:value-type="float">
            <text:p>167135862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AVIT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7474865512</text:p>
          </table:table-cell>
          <table:table-cell table:number-columns-repeated="2"/>
          <table:table-cell office:value-type="string" calcext:value-type="string">
            <text:p>2022-12-18</text:p>
          </table:table-cell>
          <table:table-cell office:value-type="string" calcext:value-type="string">
            <text:p>AVIT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ae452f97-f878-4e3a-a973-304b7ef64564</text:p>
          </table:table-cell>
          <table:table-cell office:value-type="float" office:value="1671539014" calcext:value-type="float">
            <text:p>1671539014</text:p>
          </table:table-cell>
          <table:table-cell office:value-type="float" office:value="1671477915" calcext:value-type="float">
            <text:p>167147791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9b2bdf19-4178-421e-98bc-2f23409c143b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969635247</text:p>
          </table:table-cell>
          <table:table-cell table:number-columns-repeated="3"/>
          <table:table-cell office:value-type="string" calcext:value-type="string">
            <text:p>2022-12-19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Тинькофф Банк</text:p>
          </table:table-cell>
        </table:table-row>
        <table:table-row table:style-name="ro1">
          <table:table-cell office:value-type="string" calcext:value-type="string">
            <text:p>102bfa0e-f745-4c4a-8687-58c977ad17c8</text:p>
          </table:table-cell>
          <table:table-cell office:value-type="float" office:value="1671539014" calcext:value-type="float">
            <text:p>1671539014</text:p>
          </table:table-cell>
          <table:table-cell office:value-type="float" office:value="1671472481" calcext:value-type="float">
            <text:p>1671472481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 table:number-columns-repeated="11"/>
          <table:table-cell office:value-type="string" calcext:value-type="string">
            <text:p>2022-12-19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 table:visibility="filter">
          <table:table-cell office:value-type="string" calcext:value-type="string">
            <text:p>d704d20d-d01b-42fd-95d0-130f01772813</text:p>
          </table:table-cell>
          <table:table-cell office:value-type="float" office:value="1671539014" calcext:value-type="float">
            <text:p>1671539014</text:p>
          </table:table-cell>
          <table:table-cell office:value-type="float" office:value="1671472480" calcext:value-type="float">
            <text:p>167147248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300" calcext:value-type="float">
            <text:p>2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aa0fc6b7-4468-4435-b010-d2d7f0133de9']</text:p>
          </table:table-cell>
          <table:table-cell table:number-columns-repeated="11"/>
          <table:table-cell office:value-type="string" calcext:value-type="string">
            <text:p>2022-12-19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 table:visibility="filter">
          <table:table-cell office:value-type="string" calcext:value-type="string">
            <text:p>5da9884b-7c67-4ffa-ad5d-f62262583ef9</text:p>
          </table:table-cell>
          <table:table-cell office:value-type="float" office:value="1671539014" calcext:value-type="float">
            <text:p>1671539014</text:p>
          </table:table-cell>
          <table:table-cell office:value-type="float" office:value="1671455280" calcext:value-type="float">
            <text:p>167145528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3200" calcext:value-type="float">
            <text:p>13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259f28a-4151-4bdb-a492-2c5fa8551074']</text:p>
          </table:table-cell>
          <table:table-cell/>
          <table:table-cell office:value-type="string" calcext:value-type="string">
            <text:p>Светлана Владимировна Т.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943619062</text:p>
          </table:table-cell>
          <table:table-cell table:number-columns-repeated="3"/>
          <table:table-cell office:value-type="string" calcext:value-type="string">
            <text:p>2022-12-19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6a4cd0ec-4616-4074-9e31-b7f2083e30c8</text:p>
          </table:table-cell>
          <table:table-cell office:value-type="float" office:value="1671538463" calcext:value-type="float">
            <text:p>1671538463</text:p>
          </table:table-cell>
          <table:table-cell office:value-type="float" office:value="1671472871" calcext:value-type="float">
            <text:p>1671472871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Наталья Игоревна Ф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943951263</text:p>
          </table:table-cell>
          <table:table-cell table:number-columns-repeated="2"/>
          <table:table-cell office:value-type="string" calcext:value-type="string">
            <text:p>2022-12-19</text:p>
          </table:table-cell>
          <table:table-cell office:value-type="string" calcext:value-type="string">
            <text:p>Наталья Игоревна Ф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61151a44-b8c7-4098-b14f-74555eec40ac</text:p>
          </table:table-cell>
          <table:table-cell office:value-type="float" office:value="1671538264" calcext:value-type="float">
            <text:p>1671538264</text:p>
          </table:table-cell>
          <table:table-cell office:value-type="float" office:value="1671438317" calcext:value-type="float">
            <text:p>167143831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['6f2315a7-b5d7-425b-8403-3e13b01e415a']</text:p>
          </table:table-cell>
          <table:table-cell/>
          <table:table-cell office:value-type="string" calcext:value-type="string">
            <text:p>Бахрулло Пардаевич С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905156208</text:p>
          </table:table-cell>
          <table:table-cell table:number-columns-repeated="2"/>
          <table:table-cell office:value-type="string" calcext:value-type="string">
            <text:p>2022-12-19</text:p>
          </table:table-cell>
          <table:table-cell office:value-type="string" calcext:value-type="string">
            <text:p>Бахрулло Пардаевич С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2939f315-40a0-4ad7-bc65-b816b3fbe492</text:p>
          </table:table-cell>
          <table:table-cell office:value-type="float" office:value="1671538017" calcext:value-type="float">
            <text:p>1671538017</text:p>
          </table:table-cell>
          <table:table-cell office:value-type="float" office:value="1671466269" calcext:value-type="float">
            <text:p>1671466269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943619067</text:p>
          </table:table-cell>
          <table:table-cell table:number-columns-repeated="3"/>
          <table:table-cell office:value-type="string" calcext:value-type="string">
            <text:p>2022-12-19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 office:value-type="string" calcext:value-type="string">
            <text:p>Тинькофф Банк</text:p>
          </table:table-cell>
        </table:table-row>
        <table:table-row table:style-name="ro1" table:visibility="filter">
          <table:table-cell office:value-type="string" calcext:value-type="string">
            <text:p>73dc72d0-f989-4e41-90c3-a699c9a7645f</text:p>
          </table:table-cell>
          <table:table-cell office:value-type="float" office:value="1671446931" calcext:value-type="float">
            <text:p>1671446931</text:p>
          </table:table-cell>
          <table:table-cell office:value-type="float" office:value="1671446412" calcext:value-type="float">
            <text:p>1671446412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['c6e2fa8b-7bfc-4392-8d86-2ad5c986d131']</text:p>
          </table:table-cell>
          <table:table-cell/>
          <table:table-cell office:value-type="string" calcext:value-type="string">
            <text:p>Мейликан Тургунбаевна Т.</text:p>
          </table:table-cell>
          <table:table-cell table:number-columns-repeated="6"/>
          <table:table-cell office:value-type="string" calcext:value-type="string">
            <text:p>[sberbank-online][reg]-0003_000051915236060</text:p>
          </table:table-cell>
          <table:table-cell table:number-columns-repeated="2"/>
          <table:table-cell office:value-type="string" calcext:value-type="string">
            <text:p>2022-12-19</text:p>
          </table:table-cell>
          <table:table-cell office:value-type="string" calcext:value-type="string">
            <text:p>Мейликан Тургунбаевна Т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62ff83b8-91a5-4831-a5d0-e71cf8756d80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436411" calcext:value-type="float">
            <text:p>1671436411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string" calcext:value-type="string">
            <text:p>1847.85</text:p>
          </table:table-cell>
          <table:table-cell office:value-type="string" calcext:value-type="string">
            <text:p>['c6e2fa8b-7bfc-4392-8d86-2ad5c986d131']</text:p>
          </table:table-cell>
          <table:table-cell/>
          <table:table-cell office:value-type="string" calcext:value-type="string">
            <text:p>Мейликан Тургунбаевна Т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sberbank-online][reg]-0003_000051902906177</text:p>
          </table:table-cell>
          <table:table-cell table:number-columns-repeated="2"/>
          <table:table-cell office:value-type="string" calcext:value-type="string">
            <text:p>2022-12-19</text:p>
          </table:table-cell>
          <table:table-cell office:value-type="string" calcext:value-type="string">
            <text:p>Мейликан Тургунбаевна Т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487f6ca3-7dd7-463e-aa3b-b72d0c974ab5</text:p>
          </table:table-cell>
          <table:table-cell office:value-type="float" office:value="1671446931" calcext:value-type="float">
            <text:p>1671446931</text:p>
          </table:table-cell>
          <table:table-cell office:value-type="float" office:value="1671442786" calcext:value-type="float">
            <text:p>1671442786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string" calcext:value-type="string">
            <text:p>1497.41</text:p>
          </table:table-cell>
          <table:table-cell table:number-columns-repeated="2"/>
          <table:table-cell office:value-type="string" calcext:value-type="string">
            <text:p>Степан Денисович Л.</text:p>
          </table:table-cell>
          <table:table-cell table:number-columns-repeated="9"/>
          <table:table-cell office:value-type="string" calcext:value-type="string">
            <text:p>2022-12-19</text:p>
          </table:table-cell>
          <table:table-cell office:value-type="string" calcext:value-type="string">
            <text:p>Степан Денисович Л.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7e04557d-801a-4263-9368-7e2afe59eb59</text:p>
          </table:table-cell>
          <table:table-cell office:value-type="float" office:value="1671539014" calcext:value-type="float">
            <text:p>1671539014</text:p>
          </table:table-cell>
          <table:table-cell office:value-type="float" office:value="1671472480" calcext:value-type="float">
            <text:p>167147248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800" calcext:value-type="float">
            <text:p>3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aa0fc6b7-4468-4435-b010-d2d7f0133de9', '6f2315a7-b5d7-425b-8403-3e13b01e415a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943929911</text:p>
          </table:table-cell>
          <table:table-cell table:number-columns-repeated="3"/>
          <table:table-cell office:value-type="string" calcext:value-type="string">
            <text:p>2022-12-19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84c8a375-cf39-4af0-bab5-0d7b08bab199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442810" calcext:value-type="float">
            <text:p>167144281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string" calcext:value-type="string">
            <text:p>1497.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string" calcext:value-type="string">
            <text:p>1497.4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tinkoff][reg]-37526959479</text:p>
          </table:table-cell>
          <table:table-cell office:value-type="string" calcext:value-type="string">
            <text:p>[sberbank-online][reg]-0003_000051910693825</text:p>
          </table:table-cell>
          <table:table-cell table:number-columns-repeated="2"/>
          <table:table-cell office:value-type="string" calcext:value-type="string">
            <text:p>2022-12-19</text:p>
          </table:table-cell>
          <table:table-cell office:value-type="string" calcext:value-type="string">
            <text:p>Надежда Л.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40210149-0626-4dbe-aaea-25dcdcd2329d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442695" calcext:value-type="float">
            <text:p>167144269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AVIT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7527084192</text:p>
          </table:table-cell>
          <table:table-cell table:number-columns-repeated="2"/>
          <table:table-cell office:value-type="string" calcext:value-type="string">
            <text:p>2022-12-19</text:p>
          </table:table-cell>
          <table:table-cell office:value-type="string" calcext:value-type="string">
            <text:p>AVIT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ffea9949-0103-4a90-9d76-30f1899a71e9</text:p>
          </table:table-cell>
          <table:table-cell office:value-type="float" office:value="1671541422" calcext:value-type="float">
            <text:p>1671541422</text:p>
          </table:table-cell>
          <table:table-cell office:value-type="float" office:value="1671442844" calcext:value-type="float">
            <text:p>167144284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AVIT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7527500030</text:p>
          </table:table-cell>
          <table:table-cell table:number-columns-repeated="2"/>
          <table:table-cell office:value-type="string" calcext:value-type="string">
            <text:p>2022-12-19</text:p>
          </table:table-cell>
          <table:table-cell office:value-type="string" calcext:value-type="string">
            <text:p>AVIT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944684b6-3517-4535-8c48-08b86dd8979a</text:p>
          </table:table-cell>
          <table:table-cell office:value-type="float" office:value="1671446931" calcext:value-type="float">
            <text:p>1671446931</text:p>
          </table:table-cell>
          <table:table-cell office:value-type="float" office:value="1671442810" calcext:value-type="float">
            <text:p>1671442810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string" calcext:value-type="string">
            <text:p>1497.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Надежда Л.</text:p>
          </table:table-cell>
          <table:table-cell table:number-columns-repeated="9"/>
          <table:table-cell office:value-type="string" calcext:value-type="string">
            <text:p>2022-12-19</text:p>
          </table:table-cell>
          <table:table-cell office:value-type="string" calcext:value-type="string">
            <text:p>Надежда Л.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452ec996-71a0-4a1c-b57c-4b9a50ad9d1c</text:p>
          </table:table-cell>
          <table:table-cell office:value-type="float" office:value="1671623279" calcext:value-type="float">
            <text:p>1671623279</text:p>
          </table:table-cell>
          <table:table-cell office:value-type="float" office:value="1671565447" calcext:value-type="float">
            <text:p>1671565447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c07b5caa-9ca0-479e-9ae5-de84ca5a9be9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2056762603</text:p>
          </table:table-cell>
          <table:table-cell table:number-columns-repeated="3"/>
          <table:table-cell office:value-type="string" calcext:value-type="string">
            <text:p>2022-12-2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office:value-type="string" calcext:value-type="string">
            <text:p>445b0ad9-f1bc-402b-8114-1b9617b81948</text:p>
          </table:table-cell>
          <table:table-cell office:value-type="float" office:value="1671541114" calcext:value-type="float">
            <text:p>1671541114</text:p>
          </table:table-cell>
          <table:table-cell office:value-type="float" office:value="1671535035" calcext:value-type="float">
            <text:p>1671535035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6f2315a7-b5d7-425b-8403-3e13b01e415a']</text:p>
          </table:table-cell>
          <table:table-cell table:number-columns-repeated="11"/>
          <table:table-cell office:value-type="string" calcext:value-type="string">
            <text:p>2022-12-20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 table:visibility="filter">
          <table:table-cell office:value-type="string" calcext:value-type="string">
            <text:p>0e91f75c-7938-4a45-98a3-d47f95d90550</text:p>
          </table:table-cell>
          <table:table-cell office:value-type="float" office:value="1671541114" calcext:value-type="float">
            <text:p>1671541114</text:p>
          </table:table-cell>
          <table:table-cell office:value-type="float" office:value="1671535034" calcext:value-type="float">
            <text:p>167153503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2100" calcext:value-type="float">
            <text:p>2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aa0fc6b7-4468-4435-b010-d2d7f0133de9']</text:p>
          </table:table-cell>
          <table:table-cell table:number-columns-repeated="11"/>
          <table:table-cell office:value-type="string" calcext:value-type="string">
            <text:p>2022-12-20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split</text:p>
          </table:table-cell>
          <table:table-cell/>
        </table:table-row>
        <table:table-row table:style-name="ro1" table:visibility="filter">
          <table:table-cell office:value-type="string" calcext:value-type="string">
            <text:p>4f3270fa-b399-4492-818e-0810e47a96ab</text:p>
          </table:table-cell>
          <table:table-cell office:value-type="float" office:value="1671541114" calcext:value-type="float">
            <text:p>1671541114</text:p>
          </table:table-cell>
          <table:table-cell office:value-type="float" office:value="1671535034" calcext:value-type="float">
            <text:p>1671535034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3600" calcext:value-type="float">
            <text:p>3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de42572-0805-4bfc-b957-93662f36f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'aa0fc6b7-4468-4435-b010-d2d7f0133de9', '6f2315a7-b5d7-425b-8403-3e13b01e415a'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[sberbank-online][reg]-0003_000051988662497</text:p>
          </table:table-cell>
          <table:table-cell table:number-columns-repeated="3"/>
          <table:table-cell office:value-type="string" calcext:value-type="string">
            <text:p>2022-12-2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d0299606-6926-4686-bab1-45aa405e0e00</text:p>
          </table:table-cell>
          <table:table-cell office:value-type="float" office:value="1671623113" calcext:value-type="float">
            <text:p>1671623113</text:p>
          </table:table-cell>
          <table:table-cell office:value-type="float" office:value="1671616548" calcext:value-type="float">
            <text:p>1671616548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AVIT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7646148717</text:p>
          </table:table-cell>
          <table:table-cell table:number-columns-repeated="2"/>
          <table:table-cell office:value-type="string" calcext:value-type="string">
            <text:p>2022-12-21</text:p>
          </table:table-cell>
          <table:table-cell office:value-type="string" calcext:value-type="string">
            <text:p>AVIT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 table:visibility="filter">
          <table:table-cell office:value-type="string" calcext:value-type="string">
            <text:p>8b0bd8c4-801c-42f2-a495-66d6427957e0</text:p>
          </table:table-cell>
          <table:table-cell office:value-type="float" office:value="1671623113" calcext:value-type="float">
            <text:p>1671623113</text:p>
          </table:table-cell>
          <table:table-cell office:value-type="float" office:value="1671616453" calcext:value-type="float">
            <text:p>1671616453</text:p>
          </table:table-cell>
          <table:table-cell office:value-type="float" office:value="911247" calcext:value-type="float">
            <text:p>91124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50294a8-2219-4032-936a-fa676c6cbef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['fa02ace9-f7b1-4a82-8215-ac645bff113b']</text:p>
          </table:table-cell>
          <table:table-cell/>
          <table:table-cell office:value-type="string" calcext:value-type="string">
            <text:p>AVIT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[tinkoff][reg]-37646121760</text:p>
          </table:table-cell>
          <table:table-cell table:number-columns-repeated="2"/>
          <table:table-cell office:value-type="string" calcext:value-type="string">
            <text:p>2022-12-21</text:p>
          </table:table-cell>
          <table:table-cell office:value-type="string" calcext:value-type="string">
            <text:p>AVIT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plugin</text:p>
          </table:table-cell>
          <table:table-cell/>
        </table:table-row>
        <table:table-row table:style-name="ro1">
          <table:table-cell table:number-columns-repeated="23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formula="of:=SUBTOTAL(2;[.E2:.E198])" office:value-type="float" office:value="0" calcext:value-type="float">
            <text:p>0</text:p>
          </table:table-cell>
          <table:table-cell table:number-columns-repeated="2"/>
          <table:table-cell table:formula="of:=SUBTOTAL(3;[.H2:.H198])" office:value-type="float" office:value="36" calcext:value-type="float">
            <text:p>36</text:p>
          </table:table-cell>
          <table:table-cell table:number-columns-repeated="2"/>
          <table:table-cell table:formula="of:=SUBTOTAL(3;[.K2:.K198])" office:value-type="float" office:value="36" calcext:value-type="float">
            <text:p>36</text:p>
          </table:table-cell>
          <table:table-cell table:number-columns-repeated="12"/>
          <table:table-cell table:style-name="Default"/>
          <table:table-cell table:number-columns-repeated="6"/>
        </table:table-row>
        <table:table-row table:style-name="ro1">
          <table:table-cell table:number-columns-repeated="7"/>
          <table:table-cell table:formula="of:=SUBTOTAL(9;[.H3:.H199])" office:value-type="float" office:value="27100" calcext:value-type="float">
            <text:p>27100</text:p>
          </table:table-cell>
          <table:table-cell table:number-columns-repeated="2"/>
          <table:table-cell table:formula="of:=SUBTOTAL(9;[.K3:.K199])" office:value-type="float" office:value="36500" calcext:value-type="float">
            <text:p>36500</text:p>
          </table:table-cell>
          <table:table-cell table:number-columns-repeated="12"/>
          <table:table-cell table:style-name="Default"/>
          <table:table-cell table:number-columns-repeated="6"/>
        </table:table-row>
        <table:table-row table:style-name="ro1">
          <table:table-cell table:number-columns-repeated="23"/>
          <table:table-cell table:style-name="Default"/>
          <table:table-cell table:number-columns-repeated="6"/>
        </table:table-row>
        <table:table-row table:style-name="ro1">
          <table:table-cell table:number-columns-repeated="10"/>
          <table:table-cell table:formula="of:=[.H200]-[.K200]" office:value-type="float" office:value="-9400" calcext:value-type="float">
            <text:p>-9400</text:p>
          </table:table-cell>
          <table:table-cell table:number-columns-repeated="12"/>
          <table:table-cell table:style-name="Default"/>
          <table:table-cell table:number-columns-repeated="6"/>
        </table:table-row>
      </table:table>
      <table:named-expressions/>
      <table:database-ranges>
        <table:database-range table:name="__Anonymous_Sheet_DB__0" table:target-range-address="data.C1:data.AD197" table:display-filter-buttons="true" table:orientation="column">
          <table:filter>
            <table:filter-and>
              <table:filter-condition table:field-number="23" table:value="2022-12" table:operator="begins-with"/>
              <table:filter-condition table:field-number="4" table:value="False" table:operator="="/>
              <table:filter-condition table:field-number="11" table:value="6f2315a7-b5d7-425b-8403-3e13b01e415a" table:operator="contains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9">00.00.0000</text:date>, <text:time style:data-style-name="N2" text:time-value="18:33:00.17598700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29T19:09:31.620768789</dc:date>
    <meta:editing-duration>PT25M56S</meta:editing-duration>
    <meta:editing-cycles>2</meta:editing-cycles>
    <meta:generator>LibreOffice/6.4.7.2$Linux_X86_64 LibreOffice_project/40$Build-2</meta:generator>
    <meta:document-statistic meta:table-count="1" meta:cell-count="3949" meta:object-count="0"/>
  </office:meta>
</office:document-meta>
</file>